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8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29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1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3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3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4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ext-properties fo:color="#000000"/>
    </style:style>
    <style:style style:name="ce47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9434970" table:style-name="ce5">
            <text:p>9.434.970</text:p>
          </table:table-cell>
          <table:table-cell office:value-type="float" office:value="2019500" table:style-name="ce5">
            <text:p>2.019.500</text:p>
          </table:table-cell>
          <table:table-cell office:value-type="float" office:value="1528900" table:style-name="ce5">
            <text:p>1.528.900</text:p>
          </table:table-cell>
          <table:table-cell office:value-type="float" office:value="333500" table:style-name="ce5">
            <text:p>333.500</text:p>
          </table:table-cell>
          <table:table-cell office:value-type="float" office:value="13316870" table:style-name="ce6">
            <text:p>13.316.870</text:p>
          </table:table-cell>
          <table:table-cell office:value-type="float" office:value="12651702" table:style-name="ce6">
            <text:p>12.651.702</text:p>
          </table:table-cell>
          <table:table-cell office:value-type="percentage" office:value="0.95005072513285782" table:style-name="ce7">
            <text:p>95,0%</text:p>
          </table:table-cell>
          <table:table-cell office:value-type="float" office:value="6777366" table:style-name="ce5">
            <text:p>6.777.366</text:p>
          </table:table-cell>
          <table:table-cell office:value-type="float" office:value="6573906" table:style-name="ce5">
            <text:p>6.573.906</text:p>
          </table:table-cell>
          <table:table-cell office:value-type="date" office:date-value="2021-09-28T00:00:00" table:style-name="ce8">
            <text:p>2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531845" table:style-name="ce5">
            <text:p>1.531.845</text:p>
          </table:table-cell>
          <table:table-cell office:value-type="float" office:value="275200" table:style-name="ce5">
            <text:p>275.200</text:p>
          </table:table-cell>
          <table:table-cell office:value-type="float" office:value="265100" table:style-name="ce5">
            <text:p>265.100</text:p>
          </table:table-cell>
          <table:table-cell office:value-type="float" office:value="64700" table:style-name="ce5">
            <text:p>64.700</text:p>
          </table:table-cell>
          <table:table-cell office:value-type="float" office:value="2136845" table:style-name="ce6">
            <text:p>2.136.845</text:p>
          </table:table-cell>
          <table:table-cell office:value-type="float" office:value="1964518" table:style-name="ce6">
            <text:p>1.964.518</text:p>
          </table:table-cell>
          <table:table-cell office:value-type="percentage" office:value="0.91935446885478356" table:style-name="ce7">
            <text:p>91,9%</text:p>
          </table:table-cell>
          <table:table-cell office:value-type="float" office:value="1058128" table:style-name="ce5">
            <text:p>1.058.128</text:p>
          </table:table-cell>
          <table:table-cell office:value-type="float" office:value="1031213" table:style-name="ce5">
            <text:p>1.031.213</text:p>
          </table:table-cell>
          <table:table-cell office:value-type="date" office:date-value="2021-09-28T00:00:00" table:style-name="ce8">
            <text:p>2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1215365" table:style-name="ce5">
            <text:p>1.215.365</text:p>
          </table:table-cell>
          <table:table-cell office:value-type="float" office:value="162000" table:style-name="ce5">
            <text:p>162.000</text:p>
          </table:table-cell>
          <table:table-cell office:value-type="float" office:value="220900" table:style-name="ce5">
            <text:p>220.900</text:p>
          </table:table-cell>
          <table:table-cell office:value-type="float" office:value="43000" table:style-name="ce5">
            <text:p>43.000</text:p>
          </table:table-cell>
          <table:table-cell office:value-type="float" office:value="1641265" table:style-name="ce6">
            <text:p>1.641.265</text:p>
          </table:table-cell>
          <table:table-cell office:value-type="float" office:value="1655251" table:style-name="ce6">
            <text:p>1.655.251</text:p>
          </table:table-cell>
          <table:table-cell office:value-type="percentage" office:value="1.0085214758128638" table:style-name="ce7">
            <text:p>100,9%</text:p>
          </table:table-cell>
          <table:table-cell office:value-type="float" office:value="870862" table:style-name="ce5">
            <text:p>870.862</text:p>
          </table:table-cell>
          <table:table-cell office:value-type="float" office:value="857152" table:style-name="ce5">
            <text:p>857.152</text:p>
          </table:table-cell>
          <table:table-cell office:value-type="date" office:date-value="2021-09-28T00:00:00" table:style-name="ce8">
            <text:p>2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1272150" table:style-name="ce5">
            <text:p>1.272.150</text:p>
          </table:table-cell>
          <table:table-cell office:value-type="float" office:value="305100" table:style-name="ce5">
            <text:p>305.100</text:p>
          </table:table-cell>
          <table:table-cell office:value-type="float" office:value="256400" table:style-name="ce5">
            <text:p>256.400</text:p>
          </table:table-cell>
          <table:table-cell office:value-type="float" office:value="57600" table:style-name="ce5">
            <text:p>57.600</text:p>
          </table:table-cell>
          <table:table-cell office:value-type="float" office:value="1891250" table:style-name="ce6">
            <text:p>1.891.250</text:p>
          </table:table-cell>
          <table:table-cell office:value-type="float" office:value="1577773" table:style-name="ce6">
            <text:p>1.577.773</text:p>
          </table:table-cell>
          <table:table-cell office:value-type="percentage" office:value="0.83424877726371449" table:style-name="ce7">
            <text:p>83,4%</text:p>
          </table:table-cell>
          <table:table-cell office:value-type="float" office:value="845967" table:style-name="ce5">
            <text:p>845.967</text:p>
          </table:table-cell>
          <table:table-cell office:value-type="float" office:value="824220" table:style-name="ce5">
            <text:p>824.220</text:p>
          </table:table-cell>
          <table:table-cell office:value-type="date" office:date-value="2021-09-28T00:00:00" table:style-name="ce8">
            <text:p>2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2358690" table:style-name="ce5">
            <text:p>2.358.690</text:p>
          </table:table-cell>
          <table:table-cell office:value-type="float" office:value="574700" table:style-name="ce5">
            <text:p>574.700</text:p>
          </table:table-cell>
          <table:table-cell office:value-type="float" office:value="455800" table:style-name="ce5">
            <text:p>455.800</text:p>
          </table:table-cell>
          <table:table-cell office:value-type="float" office:value="133650" table:style-name="ce5">
            <text:p>133.650</text:p>
          </table:table-cell>
          <table:table-cell office:value-type="float" office:value="3522840" table:style-name="ce6">
            <text:p>3.522.840</text:p>
          </table:table-cell>
          <table:table-cell office:value-type="float" office:value="3104349" table:style-name="ce6">
            <text:p>3.104.349</text:p>
          </table:table-cell>
          <table:table-cell office:value-type="percentage" office:value="0.88120635623531018" table:style-name="ce7">
            <text:p>88,1%</text:p>
          </table:table-cell>
          <table:table-cell office:value-type="float" office:value="1660831" table:style-name="ce5">
            <text:p>1.660.831</text:p>
          </table:table-cell>
          <table:table-cell office:value-type="float" office:value="1611191" table:style-name="ce5">
            <text:p>1.611.191</text:p>
          </table:table-cell>
          <table:table-cell office:value-type="date" office:date-value="2021-09-28T00:00:00" table:style-name="ce8">
            <text:p>2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727305" table:style-name="ce5">
            <text:p>727.305</text:p>
          </table:table-cell>
          <table:table-cell office:value-type="float" office:value="114900" table:style-name="ce5">
            <text:p>114.900</text:p>
          </table:table-cell>
          <table:table-cell office:value-type="float" office:value="125200" table:style-name="ce5">
            <text:p>125.200</text:p>
          </table:table-cell>
          <table:table-cell office:value-type="float" office:value="24950" table:style-name="ce5">
            <text:p>24.950</text:p>
          </table:table-cell>
          <table:table-cell office:value-type="float" office:value="992355" table:style-name="ce6">
            <text:p>992.355</text:p>
          </table:table-cell>
          <table:table-cell office:value-type="float" office:value="901126" table:style-name="ce6">
            <text:p>901.126</text:p>
          </table:table-cell>
          <table:table-cell office:value-type="percentage" office:value="0.90806818124562283" table:style-name="ce7">
            <text:p>90,8%</text:p>
          </table:table-cell>
          <table:table-cell office:value-type="float" office:value="478285" table:style-name="ce5">
            <text:p>478.285</text:p>
          </table:table-cell>
          <table:table-cell office:value-type="float" office:value="465769" table:style-name="ce5">
            <text:p>465.769</text:p>
          </table:table-cell>
          <table:table-cell office:value-type="date" office:date-value="2021-09-28T00:00:00" table:style-name="ce8">
            <text:p>2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890785" table:style-name="ce5">
            <text:p>2.890.785</text:p>
          </table:table-cell>
          <table:table-cell office:value-type="float" office:value="412400" table:style-name="ce5">
            <text:p>412.400</text:p>
          </table:table-cell>
          <table:table-cell office:value-type="float" office:value="481200" table:style-name="ce5">
            <text:p>481.200</text:p>
          </table:table-cell>
          <table:table-cell office:value-type="float" office:value="102200" table:style-name="ce5">
            <text:p>102.200</text:p>
          </table:table-cell>
          <table:table-cell office:value-type="float" office:value="3886585" table:style-name="ce6">
            <text:p>3.886.585</text:p>
          </table:table-cell>
          <table:table-cell office:value-type="float" office:value="3707632" table:style-name="ce6">
            <text:p>3.707.632</text:p>
          </table:table-cell>
          <table:table-cell office:value-type="percentage" office:value="0.95395623664476659" table:style-name="ce7">
            <text:p>95,4%</text:p>
          </table:table-cell>
          <table:table-cell office:value-type="float" office:value="1988372" table:style-name="ce5">
            <text:p>1.988.372</text:p>
          </table:table-cell>
          <table:table-cell office:value-type="float" office:value="1940774" table:style-name="ce5">
            <text:p>1.940.774</text:p>
          </table:table-cell>
          <table:table-cell office:value-type="date" office:date-value="2021-09-28T00:00:00" table:style-name="ce8">
            <text:p>2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2309445" table:style-name="ce5">
            <text:p>2.309.445</text:p>
          </table:table-cell>
          <table:table-cell office:value-type="float" office:value="446800" table:style-name="ce5">
            <text:p>446.800</text:p>
          </table:table-cell>
          <table:table-cell office:value-type="float" office:value="411700" table:style-name="ce5">
            <text:p>411.700</text:p>
          </table:table-cell>
          <table:table-cell office:value-type="float" office:value="99375" table:style-name="ce5">
            <text:p>99.375</text:p>
          </table:table-cell>
          <table:table-cell office:value-type="float" office:value="3267320" table:style-name="ce6">
            <text:p>3.267.320</text:p>
          </table:table-cell>
          <table:table-cell office:value-type="float" office:value="2974965" table:style-name="ce6">
            <text:p>2.974.965</text:p>
          </table:table-cell>
          <table:table-cell office:value-type="percentage" office:value="0.91052146713514437" table:style-name="ce7">
            <text:p>91,1%</text:p>
          </table:table-cell>
          <table:table-cell office:value-type="float" office:value="1605574" table:style-name="ce5">
            <text:p>1.605.574</text:p>
          </table:table-cell>
          <table:table-cell office:value-type="float" office:value="1534646" table:style-name="ce5">
            <text:p>1.534.646</text:p>
          </table:table-cell>
          <table:table-cell office:value-type="date" office:date-value="2021-09-28T00:00:00" table:style-name="ce8">
            <text:p>2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8368460" table:style-name="ce5">
            <text:p>8.368.460</text:p>
          </table:table-cell>
          <table:table-cell office:value-type="float" office:value="1604900" table:style-name="ce5">
            <text:p>1.604.900</text:p>
          </table:table-cell>
          <table:table-cell office:value-type="float" office:value="1514300" table:style-name="ce5">
            <text:p>1.514.300</text:p>
          </table:table-cell>
          <table:table-cell office:value-type="float" office:value="375750" table:style-name="ce5">
            <text:p>375.750</text:p>
          </table:table-cell>
          <table:table-cell office:value-type="float" office:value="11863410" table:style-name="ce6">
            <text:p>11.863.410</text:p>
          </table:table-cell>
          <table:table-cell office:value-type="float" office:value="10897790" table:style-name="ce6">
            <text:p>10.897.790</text:p>
          </table:table-cell>
          <table:table-cell office:value-type="percentage" office:value="0.91860519024462617" table:style-name="ce7">
            <text:p>91,9%</text:p>
          </table:table-cell>
          <table:table-cell office:value-type="float" office:value="5886325" table:style-name="ce5">
            <text:p>5.886.325</text:p>
          </table:table-cell>
          <table:table-cell office:value-type="float" office:value="5692018" table:style-name="ce5">
            <text:p>5.692.018</text:p>
          </table:table-cell>
          <table:table-cell office:value-type="date" office:date-value="2021-09-28T00:00:00" table:style-name="ce8">
            <text:p>2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5797540" table:style-name="ce5">
            <text:p>5.797.540</text:p>
          </table:table-cell>
          <table:table-cell office:value-type="float" office:value="1213650" table:style-name="ce5">
            <text:p>1.213.650</text:p>
          </table:table-cell>
          <table:table-cell office:value-type="float" office:value="863900" table:style-name="ce5">
            <text:p>863.900</text:p>
          </table:table-cell>
          <table:table-cell office:value-type="float" office:value="213450" table:style-name="ce5">
            <text:p>213.450</text:p>
          </table:table-cell>
          <table:table-cell office:value-type="float" office:value="8088540" table:style-name="ce6">
            <text:p>8.088.540</text:p>
          </table:table-cell>
          <table:table-cell office:value-type="float" office:value="7559988" table:style-name="ce6">
            <text:p>7.559.988</text:p>
          </table:table-cell>
          <table:table-cell office:value-type="percentage" office:value="0.93465421448122898" table:style-name="ce7">
            <text:p>93,5%</text:p>
          </table:table-cell>
          <table:table-cell office:value-type="float" office:value="4051360" table:style-name="ce5">
            <text:p>4.051.360</text:p>
          </table:table-cell>
          <table:table-cell office:value-type="float" office:value="3961156" table:style-name="ce5">
            <text:p>3.961.156</text:p>
          </table:table-cell>
          <table:table-cell office:value-type="date" office:date-value="2021-09-28T00:00:00" table:style-name="ce8">
            <text:p>2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1226825" table:style-name="ce5">
            <text:p>1.226.825</text:p>
          </table:table-cell>
          <table:table-cell office:value-type="float" office:value="218200" table:style-name="ce5">
            <text:p>218.200</text:p>
          </table:table-cell>
          <table:table-cell office:value-type="float" office:value="186000" table:style-name="ce5">
            <text:p>186.000</text:p>
          </table:table-cell>
          <table:table-cell office:value-type="float" office:value="51750" table:style-name="ce5">
            <text:p>51.750</text:p>
          </table:table-cell>
          <table:table-cell office:value-type="float" office:value="1682775" table:style-name="ce6">
            <text:p>1.682.775</text:p>
          </table:table-cell>
          <table:table-cell office:value-type="float" office:value="1677897" table:style-name="ce6">
            <text:p>1.677.897</text:p>
          </table:table-cell>
          <table:table-cell office:value-type="percentage" office:value="0.99710121674020591" table:style-name="ce7">
            <text:p>99,7%</text:p>
          </table:table-cell>
          <table:table-cell office:value-type="float" office:value="892371" table:style-name="ce5">
            <text:p>892.371</text:p>
          </table:table-cell>
          <table:table-cell office:value-type="float" office:value="873156" table:style-name="ce5">
            <text:p>873.156</text:p>
          </table:table-cell>
          <table:table-cell office:value-type="date" office:date-value="2021-09-28T00:00:00" table:style-name="ce8">
            <text:p>2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3139819" table:style-name="ce5">
            <text:p>3.139.819</text:p>
          </table:table-cell>
          <table:table-cell office:value-type="float" office:value="507400" table:style-name="ce5">
            <text:p>507.400</text:p>
          </table:table-cell>
          <table:table-cell office:value-type="float" office:value="573400" table:style-name="ce5">
            <text:p>573.400</text:p>
          </table:table-cell>
          <table:table-cell office:value-type="float" office:value="122700" table:style-name="ce5">
            <text:p>122.700</text:p>
          </table:table-cell>
          <table:table-cell office:value-type="float" office:value="4343319" table:style-name="ce6">
            <text:p>4.343.319</text:p>
          </table:table-cell>
          <table:table-cell office:value-type="float" office:value="4343685" table:style-name="ce6">
            <text:p>4.343.685</text:p>
          </table:table-cell>
          <table:table-cell office:value-type="percentage" office:value="1.0000842673540673" table:style-name="ce7">
            <text:p>100,0%</text:p>
          </table:table-cell>
          <table:table-cell office:value-type="float" office:value="2299216" table:style-name="ce5">
            <text:p>2.299.216</text:p>
          </table:table-cell>
          <table:table-cell office:value-type="float" office:value="2252703" table:style-name="ce5">
            <text:p>2.252.703</text:p>
          </table:table-cell>
          <table:table-cell office:value-type="date" office:date-value="2021-09-28T00:00:00" table:style-name="ce8">
            <text:p>2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374465" table:style-name="ce5">
            <text:p>374.465</text:p>
          </table:table-cell>
          <table:table-cell office:value-type="float" office:value="67600" table:style-name="ce5">
            <text:p>67.600</text:p>
          </table:table-cell>
          <table:table-cell office:value-type="float" office:value="53300" table:style-name="ce5">
            <text:p>53.300</text:p>
          </table:table-cell>
          <table:table-cell office:value-type="float" office:value="15200" table:style-name="ce5">
            <text:p>15.200</text:p>
          </table:table-cell>
          <table:table-cell office:value-type="float" office:value="510565" table:style-name="ce6">
            <text:p>510.565</text:p>
          </table:table-cell>
          <table:table-cell office:value-type="float" office:value="472133" table:style-name="ce6">
            <text:p>472.133</text:p>
          </table:table-cell>
          <table:table-cell office:value-type="percentage" office:value="0.92472652845377179" table:style-name="ce7">
            <text:p>92,5%</text:p>
          </table:table-cell>
          <table:table-cell office:value-type="float" office:value="256777" table:style-name="ce5">
            <text:p>256.777</text:p>
          </table:table-cell>
          <table:table-cell office:value-type="float" office:value="250333" table:style-name="ce5">
            <text:p>250.333</text:p>
          </table:table-cell>
          <table:table-cell office:value-type="date" office:date-value="2021-09-28T00:00:00" table:style-name="ce8">
            <text:p>2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7637679" table:style-name="ce5">
            <text:p>7.637.679</text:p>
          </table:table-cell>
          <table:table-cell office:value-type="float" office:value="1645800" table:style-name="ce5">
            <text:p>1.645.800</text:p>
          </table:table-cell>
          <table:table-cell office:value-type="float" office:value="1220900" table:style-name="ce5">
            <text:p>1.220.900</text:p>
          </table:table-cell>
          <table:table-cell office:value-type="float" office:value="321450" table:style-name="ce5">
            <text:p>321.450</text:p>
          </table:table-cell>
          <table:table-cell office:value-type="float" office:value="10825829" table:style-name="ce6">
            <text:p>10.825.829</text:p>
          </table:table-cell>
          <table:table-cell office:value-type="float" office:value="9666850" table:style-name="ce6">
            <text:p>9.666.850</text:p>
          </table:table-cell>
          <table:table-cell office:value-type="percentage" office:value="0.89294316398310003" table:style-name="ce7">
            <text:p>89,3%</text:p>
          </table:table-cell>
          <table:table-cell office:value-type="float" office:value="5277407" table:style-name="ce5">
            <text:p>5.277.407</text:p>
          </table:table-cell>
          <table:table-cell office:value-type="float" office:value="5098540" table:style-name="ce5">
            <text:p>5.098.540</text:p>
          </table:table-cell>
          <table:table-cell office:value-type="date" office:date-value="2021-09-28T00:00:00" table:style-name="ce8">
            <text:p>2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687865" table:style-name="ce5">
            <text:p>1.687.865</text:p>
          </table:table-cell>
          <table:table-cell office:value-type="float" office:value="398000" table:style-name="ce5">
            <text:p>398.000</text:p>
          </table:table-cell>
          <table:table-cell office:value-type="float" office:value="253100" table:style-name="ce5">
            <text:p>253.100</text:p>
          </table:table-cell>
          <table:table-cell office:value-type="float" office:value="68300" table:style-name="ce5">
            <text:p>68.300</text:p>
          </table:table-cell>
          <table:table-cell office:value-type="float" office:value="2407265" table:style-name="ce6">
            <text:p>2.407.265</text:p>
          </table:table-cell>
          <table:table-cell office:value-type="float" office:value="2191406" table:style-name="ce6">
            <text:p>2.191.406</text:p>
          </table:table-cell>
          <table:table-cell office:value-type="percentage" office:value="0.91033018799342824" table:style-name="ce7">
            <text:p>91,0%</text:p>
          </table:table-cell>
          <table:table-cell office:value-type="float" office:value="1178234" table:style-name="ce5">
            <text:p>1.178.234</text:p>
          </table:table-cell>
          <table:table-cell office:value-type="float" office:value="1136585" table:style-name="ce5">
            <text:p>1.136.585</text:p>
          </table:table-cell>
          <table:table-cell office:value-type="date" office:date-value="2021-09-28T00:00:00" table:style-name="ce8">
            <text:p>2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734325" table:style-name="ce5">
            <text:p>734.325</text:p>
          </table:table-cell>
          <table:table-cell office:value-type="float" office:value="151500" table:style-name="ce5">
            <text:p>151.500</text:p>
          </table:table-cell>
          <table:table-cell office:value-type="float" office:value="136600" table:style-name="ce5">
            <text:p>136.600</text:p>
          </table:table-cell>
          <table:table-cell office:value-type="float" office:value="23750" table:style-name="ce5">
            <text:p>23.750</text:p>
          </table:table-cell>
          <table:table-cell office:value-type="float" office:value="1046175" table:style-name="ce6">
            <text:p>1.046.175</text:p>
          </table:table-cell>
          <table:table-cell office:value-type="float" office:value="965496" table:style-name="ce6">
            <text:p>965.496</text:p>
          </table:table-cell>
          <table:table-cell office:value-type="percentage" office:value="0.92288192701985805" table:style-name="ce7">
            <text:p>92,3%</text:p>
          </table:table-cell>
          <table:table-cell office:value-type="float" office:value="522117" table:style-name="ce5">
            <text:p>522.117</text:p>
          </table:table-cell>
          <table:table-cell office:value-type="float" office:value="509629" table:style-name="ce5">
            <text:p>509.629</text:p>
          </table:table-cell>
          <table:table-cell office:value-type="date" office:date-value="2021-09-28T00:00:00" table:style-name="ce8">
            <text:p>2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2556270" table:style-name="ce5">
            <text:p>2.556.270</text:p>
          </table:table-cell>
          <table:table-cell office:value-type="float" office:value="526100" table:style-name="ce5">
            <text:p>526.100</text:p>
          </table:table-cell>
          <table:table-cell office:value-type="float" office:value="444200" table:style-name="ce5">
            <text:p>444.200</text:p>
          </table:table-cell>
          <table:table-cell office:value-type="float" office:value="101300" table:style-name="ce5">
            <text:p>101.300</text:p>
          </table:table-cell>
          <table:table-cell office:value-type="float" office:value="3627870" table:style-name="ce6">
            <text:p>3.627.870</text:p>
          </table:table-cell>
          <table:table-cell office:value-type="float" office:value="3320456" table:style-name="ce6">
            <text:p>3.320.456</text:p>
          </table:table-cell>
          <table:table-cell office:value-type="percentage" office:value="0.91526322608031707" table:style-name="ce7">
            <text:p>91,5%</text:p>
          </table:table-cell>
          <table:table-cell office:value-type="float" office:value="1794307" table:style-name="ce5">
            <text:p>1.794.307</text:p>
          </table:table-cell>
          <table:table-cell office:value-type="float" office:value="1752402" table:style-name="ce5">
            <text:p>1.752.402</text:p>
          </table:table-cell>
          <table:table-cell office:value-type="date" office:date-value="2021-09-28T00:00:00" table:style-name="ce8">
            <text:p>2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95580" table:style-name="ce5">
            <text:p>95.580</text:p>
          </table:table-cell>
          <table:table-cell office:value-type="float" office:value="22400" table:style-name="ce5">
            <text:p>22.4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40230" table:style-name="ce6">
            <text:p>140.230</text:p>
          </table:table-cell>
          <table:table-cell office:value-type="float" office:value="110613" table:style-name="ce6">
            <text:p>110.613</text:p>
          </table:table-cell>
          <table:table-cell office:value-type="percentage" office:value="0.78879697639592095" table:style-name="ce7">
            <text:p>78,9%</text:p>
          </table:table-cell>
          <table:table-cell office:value-type="float" office:value="60942" table:style-name="ce5">
            <text:p>60.942</text:p>
          </table:table-cell>
          <table:table-cell office:value-type="float" office:value="57363" table:style-name="ce5">
            <text:p>57.363</text:p>
          </table:table-cell>
          <table:table-cell office:value-type="date" office:date-value="2021-09-28T00:00:00" table:style-name="ce8">
            <text:p>2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96750" table:style-name="ce5">
            <text:p>96.750</text:p>
          </table:table-cell>
          <table:table-cell office:value-type="float" office:value="23500" table:style-name="ce5">
            <text:p>23.500</text:p>
          </table:table-cell>
          <table:table-cell office:value-type="float" office:value="15100" table:style-name="ce5">
            <text:p>15.100</text:p>
          </table:table-cell>
          <table:table-cell office:value-type="float" office:value="5750" table:style-name="ce5">
            <text:p>5.750</text:p>
          </table:table-cell>
          <table:table-cell office:value-type="float" office:value="141100" table:style-name="ce6">
            <text:p>141.100</text:p>
          </table:table-cell>
          <table:table-cell office:value-type="float" office:value="100113" table:style-name="ce6">
            <text:p>100.113</text:p>
          </table:table-cell>
          <table:table-cell office:value-type="percentage" office:value="0.70951807228915664" table:style-name="ce7">
            <text:p>71,0%</text:p>
          </table:table-cell>
          <table:table-cell office:value-type="float" office:value="56321" table:style-name="ce5">
            <text:p>56.321</text:p>
          </table:table-cell>
          <table:table-cell office:value-type="float" office:value="53443" table:style-name="ce5">
            <text:p>53.443</text:p>
          </table:table-cell>
          <table:table-cell office:value-type="date" office:date-value="2021-09-28T00:00:00" table:style-name="ce8">
            <text:p>2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8138" table:style-name="ce5">
            <text:p>48.138</text:p>
          </table:table-cell>
          <table:table-cell office:value-type="float" office:value="58300" table:style-name="ce5">
            <text:p>58.300</text:p>
          </table:table-cell>
          <table:table-cell office:value-type="float" office:value="103800" table:style-name="ce5">
            <text:p>103.800</text:p>
          </table:table-cell>
          <table:table-cell office:value-type="float" office:value="2000" table:style-name="ce5">
            <text:p>2.000</text:p>
          </table:table-cell>
          <table:table-cell office:value-type="float" office:value="212238" table:style-name="ce6">
            <text:p>212.238</text:p>
          </table:table-cell>
          <table:table-cell office:value-type="float" office:value="172228" table:style-name="ce6">
            <text:p>172.228</text:p>
          </table:table-cell>
          <table:table-cell office:value-type="percentage" office:value="0.8114852194234774" table:style-name="ce7">
            <text:p>81,1%</text:p>
          </table:table-cell>
          <table:table-cell office:value-type="float" office:value="92404" table:style-name="ce5">
            <text:p>92.404</text:p>
          </table:table-cell>
          <table:table-cell office:value-type="float" office:value="86286" table:style-name="ce5">
            <text:p>86.286</text:p>
          </table:table-cell>
          <table:table-cell office:value-type="date" office:date-value="2021-09-28T00:00:00" table:style-name="ce8">
            <text:p>2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4780" table:style-name="ce5">
            <text:p>4.780</text:p>
          </table:table-cell>
          <table:table-cell office:value-type="float" office:value="0" table:style-name="ce5">
            <text:p>0</text:p>
          </table:table-cell>
          <table:table-cell office:value-type="float" office:value="3935" table:style-name="ce5">
            <text:p>3.935</text:p>
          </table:table-cell>
          <table:table-cell office:value-type="float" office:value="8715" table:style-name="ce6">
            <text:p>8.715</text:p>
          </table:table-cell>
          <table:table-cell office:value-type="float" office:value="6129" table:style-name="ce6">
            <text:p>6.129</text:p>
          </table:table-cell>
          <table:table-cell office:value-type="percentage" office:value="0.70327022375215142" table:style-name="ce7">
            <text:p>70,3%</text:p>
          </table:table-cell>
          <table:table-cell office:value-type="float" office:value="4566" table:style-name="ce5">
            <text:p>4.566</text:p>
          </table:table-cell>
          <table:table-cell office:value-type="float" office:value="4268" table:style-name="ce5">
            <text:p>4.268</text:p>
          </table:table-cell>
          <table:table-cell office:value-type="date" office:date-value="2021-09-28T00:00:00" table:style-name="ce8">
            <text:p>2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53504271" table:style-name="ce11">
            <text:p>53.504.271</text:p>
          </table:table-cell>
          <table:table-cell office:value-type="float" office:value="10752730" table:style-name="ce12">
            <text:p>10.752.730</text:p>
          </table:table-cell>
          <table:table-cell office:value-type="float" office:value="9127900" table:style-name="ce13">
            <text:p>9.127.900</text:p>
          </table:table-cell>
          <table:table-cell office:value-type="float" office:value="2168460" table:style-name="ce14">
            <text:p>2.168.460</text:p>
          </table:table-cell>
          <table:table-cell office:value-type="float" office:value="75553361" table:style-name="ce15">
            <text:p>75.553.361</text:p>
          </table:table-cell>
          <table:table-cell office:value-type="float" office:value="70022100" table:style-name="ce15">
            <text:p>70.022.100</text:p>
          </table:table-cell>
          <table:table-cell office:value-type="percentage" office:value="0.92679000739622952" table:style-name="ce16">
            <text:p>92,7%</text:p>
          </table:table-cell>
          <table:table-cell office:value-type="float" office:value="37657732" table:style-name="ce15">
            <text:p>37.657.732</text:p>
          </table:table-cell>
          <table:table-cell office:value-type="float" office:value="36566753" table:style-name="ce15">
            <text:p>36.566.753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466157" table:style-name="ce23">
            <text:p>4.466.157</text:p>
          </table:table-cell>
          <table:table-cell office:value-type="percentage" office:value="0.96457545161860914" table:style-name="ce24">
            <text:p>96,5%</text:p>
          </table:table-cell>
          <table:table-cell office:value-type="float" office:value="4403198" table:style-name="ce23">
            <text:p>4.403.198</text:p>
          </table:table-cell>
          <table:table-cell office:value-type="percentage" office:value="0.95097792115596391" table:style-name="ce24">
            <text:p>95,1%</text:p>
          </table:table-cell>
          <table:table-cell office:value-type="date" office:date-value="2021-09-28T00:00:00" table:style-name="ce25">
            <text:p>28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23">
            <text:p>787.338</text:p>
          </table:table-cell>
          <table:table-cell office:value-type="float" office:value="746593" table:style-name="ce23">
            <text:p>746.593</text:p>
          </table:table-cell>
          <table:table-cell office:value-type="percentage" office:value="0.94824967167849128" table:style-name="ce24">
            <text:p>94,8%</text:p>
          </table:table-cell>
          <table:table-cell office:value-type="float" office:value="736503" table:style-name="ce23">
            <text:p>736.503</text:p>
          </table:table-cell>
          <table:table-cell office:value-type="percentage" office:value="0.93543433696836686" table:style-name="ce24">
            <text:p>93,5%</text:p>
          </table:table-cell>
          <table:table-cell office:value-type="date" office:date-value="2021-09-28T00:00:00" table:style-name="ce25">
            <text:p>28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23">
            <text:p>676.365</text:p>
          </table:table-cell>
          <table:table-cell office:value-type="float" office:value="654460" table:style-name="ce23">
            <text:p>654.460</text:p>
          </table:table-cell>
          <table:table-cell office:value-type="percentage" office:value="0.96761364056389676" table:style-name="ce24">
            <text:p>96,8%</text:p>
          </table:table-cell>
          <table:table-cell office:value-type="float" office:value="649497" table:style-name="ce23">
            <text:p>649.497</text:p>
          </table:table-cell>
          <table:table-cell office:value-type="percentage" office:value="0.96027588654055129" table:style-name="ce24">
            <text:p>96,0%</text:p>
          </table:table-cell>
          <table:table-cell office:value-type="date" office:date-value="2021-09-28T00:00:00" table:style-name="ce25">
            <text:p>28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23">
            <text:p>619.258</text:p>
          </table:table-cell>
          <table:table-cell office:value-type="float" office:value="555806" table:style-name="ce23">
            <text:p>555.806</text:p>
          </table:table-cell>
          <table:table-cell office:value-type="percentage" office:value="0.897535437572062" table:style-name="ce24">
            <text:p>89,8%</text:p>
          </table:table-cell>
          <table:table-cell office:value-type="float" office:value="547930" table:style-name="ce23">
            <text:p>547.930</text:p>
          </table:table-cell>
          <table:table-cell office:value-type="percentage" office:value="0.88481699065655994" table:style-name="ce24">
            <text:p>88,5%</text:p>
          </table:table-cell>
          <table:table-cell office:value-type="date" office:date-value="2021-09-28T00:00:00" table:style-name="ce25">
            <text:p>28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23">
            <text:p>1.218.295</text:p>
          </table:table-cell>
          <table:table-cell office:value-type="float" office:value="1104149" table:style-name="ce23">
            <text:p>1.104.149</text:p>
          </table:table-cell>
          <table:table-cell office:value-type="percentage" office:value="0.90630676478192884" table:style-name="ce24">
            <text:p>90,6%</text:p>
          </table:table-cell>
          <table:table-cell office:value-type="float" office:value="1088370" table:style-name="ce23">
            <text:p>1.088.370</text:p>
          </table:table-cell>
          <table:table-cell office:value-type="percentage" office:value="0.89335505768307344" table:style-name="ce24">
            <text:p>89,3%</text:p>
          </table:table-cell>
          <table:table-cell office:value-type="date" office:date-value="2021-09-28T00:00:00" table:style-name="ce25">
            <text:p>28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23">
            <text:p>359.186</text:p>
          </table:table-cell>
          <table:table-cell office:value-type="float" office:value="346117" table:style-name="ce23">
            <text:p>346.117</text:p>
          </table:table-cell>
          <table:table-cell office:value-type="percentage" office:value="0.96361495158497268" table:style-name="ce24">
            <text:p>96,4%</text:p>
          </table:table-cell>
          <table:table-cell office:value-type="float" office:value="342850" table:style-name="ce23">
            <text:p>342.850</text:p>
          </table:table-cell>
          <table:table-cell office:value-type="percentage" office:value="0.95451938549943482" table:style-name="ce24">
            <text:p>95,5%</text:p>
          </table:table-cell>
          <table:table-cell office:value-type="date" office:date-value="2021-09-28T00:00:00" table:style-name="ce25">
            <text:p>28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23">
            <text:p>1.532.122</text:p>
          </table:table-cell>
          <table:table-cell office:value-type="float" office:value="1470254" table:style-name="ce23">
            <text:p>1.470.254</text:p>
          </table:table-cell>
          <table:table-cell office:value-type="percentage" office:value="0.95961940367673071" table:style-name="ce24">
            <text:p>96,0%</text:p>
          </table:table-cell>
          <table:table-cell office:value-type="float" office:value="1452921" table:style-name="ce23">
            <text:p>1.452.921</text:p>
          </table:table-cell>
          <table:table-cell office:value-type="percentage" office:value="0.94830633591841906" table:style-name="ce24">
            <text:p>94,8%</text:p>
          </table:table-cell>
          <table:table-cell office:value-type="date" office:date-value="2021-09-28T00:00:00" table:style-name="ce25">
            <text:p>28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23">
            <text:p>1.150.822</text:p>
          </table:table-cell>
          <table:table-cell office:value-type="float" office:value="1089185" table:style-name="ce23">
            <text:p>1.089.185</text:p>
          </table:table-cell>
          <table:table-cell office:value-type="percentage" office:value="0.94644089181472024" table:style-name="ce24">
            <text:p>94,6%</text:p>
          </table:table-cell>
          <table:table-cell office:value-type="float" office:value="1057598" table:style-name="ce23">
            <text:p>1.057.598</text:p>
          </table:table-cell>
          <table:table-cell office:value-type="percentage" office:value="0.91899355417258277" table:style-name="ce24">
            <text:p>91,9%</text:p>
          </table:table-cell>
          <table:table-cell office:value-type="date" office:date-value="2021-09-28T00:00:00" table:style-name="ce25">
            <text:p>28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23">
            <text:p>4.328.607</text:p>
          </table:table-cell>
          <table:table-cell office:value-type="float" office:value="4011843" table:style-name="ce23">
            <text:p>4.011.843</text:p>
          </table:table-cell>
          <table:table-cell office:value-type="percentage" office:value="0.92682079939343076" table:style-name="ce24">
            <text:p>92,7%</text:p>
          </table:table-cell>
          <table:table-cell office:value-type="float" office:value="3950369" table:style-name="ce23">
            <text:p>3.950.369</text:p>
          </table:table-cell>
          <table:table-cell office:value-type="percentage" office:value="0.91261900190985235" table:style-name="ce24">
            <text:p>91,3%</text:p>
          </table:table-cell>
          <table:table-cell office:value-type="date" office:date-value="2021-09-28T00:00:00" table:style-name="ce25">
            <text:p>28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23">
            <text:p>2.899.043</text:p>
          </table:table-cell>
          <table:table-cell office:value-type="float" office:value="2764978" table:style-name="ce23">
            <text:p>2.764.978</text:p>
          </table:table-cell>
          <table:table-cell office:value-type="percentage" office:value="0.95375542894672483" table:style-name="ce24">
            <text:p>95,4%</text:p>
          </table:table-cell>
          <table:table-cell office:value-type="float" office:value="2733309" table:style-name="ce23">
            <text:p>2.733.309</text:p>
          </table:table-cell>
          <table:table-cell office:value-type="percentage" office:value="0.94283147921572741" table:style-name="ce24">
            <text:p>94,3%</text:p>
          </table:table-cell>
          <table:table-cell office:value-type="date" office:date-value="2021-09-28T00:00:00" table:style-name="ce25">
            <text:p>28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23">
            <text:p>621.888</text:p>
          </table:table-cell>
          <table:table-cell office:value-type="float" office:value="614033" table:style-name="ce23">
            <text:p>614.033</text:p>
          </table:table-cell>
          <table:table-cell office:value-type="percentage" office:value="0.98736910826386748" table:style-name="ce24">
            <text:p>98,7%</text:p>
          </table:table-cell>
          <table:table-cell office:value-type="float" office:value="607573" table:style-name="ce23">
            <text:p>607.573</text:p>
          </table:table-cell>
          <table:table-cell office:value-type="percentage" office:value="0.97698138571575588" table:style-name="ce24">
            <text:p>97,7%</text:p>
          </table:table-cell>
          <table:table-cell office:value-type="date" office:date-value="2021-09-28T00:00:00" table:style-name="ce25">
            <text:p>28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23">
            <text:p>1.720.101</text:p>
          </table:table-cell>
          <table:table-cell office:value-type="float" office:value="1675177" table:style-name="ce23">
            <text:p>1.675.177</text:p>
          </table:table-cell>
          <table:table-cell office:value-type="percentage" office:value="0.97388292896754314" table:style-name="ce24">
            <text:p>97,4%</text:p>
          </table:table-cell>
          <table:table-cell office:value-type="float" office:value="1659206" table:style-name="ce23">
            <text:p>1.659.206</text:p>
          </table:table-cell>
          <table:table-cell office:value-type="percentage" office:value="0.96459800907039761" table:style-name="ce24">
            <text:p>96,5%</text:p>
          </table:table-cell>
          <table:table-cell office:value-type="date" office:date-value="2021-09-28T00:00:00" table:style-name="ce25">
            <text:p>28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23">
            <text:p>188.661</text:p>
          </table:table-cell>
          <table:table-cell office:value-type="float" office:value="182462" table:style-name="ce23">
            <text:p>182.462</text:p>
          </table:table-cell>
          <table:table-cell office:value-type="percentage" office:value="0.96714212264325961" table:style-name="ce24">
            <text:p>96,7%</text:p>
          </table:table-cell>
          <table:table-cell office:value-type="float" office:value="180020" table:style-name="ce23">
            <text:p>180.020</text:p>
          </table:table-cell>
          <table:table-cell office:value-type="percentage" office:value="0.95419827097280308" table:style-name="ce24">
            <text:p>95,4%</text:p>
          </table:table-cell>
          <table:table-cell office:value-type="date" office:date-value="2021-09-28T00:00:00" table:style-name="ce25">
            <text:p>28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23">
            <text:p>3.732.280</text:p>
          </table:table-cell>
          <table:table-cell office:value-type="float" office:value="3528669" table:style-name="ce23">
            <text:p>3.528.669</text:p>
          </table:table-cell>
          <table:table-cell office:value-type="percentage" office:value="0.94544594724940256" table:style-name="ce24">
            <text:p>94,5%</text:p>
          </table:table-cell>
          <table:table-cell office:value-type="float" office:value="3474296" table:style-name="ce23">
            <text:p>3.474.296</text:p>
          </table:table-cell>
          <table:table-cell office:value-type="percentage" office:value="0.93087764047713462" table:style-name="ce24">
            <text:p>93,1%</text:p>
          </table:table-cell>
          <table:table-cell office:value-type="date" office:date-value="2021-09-28T00:00:00" table:style-name="ce25">
            <text:p>28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23">
            <text:p>786.992</text:p>
          </table:table-cell>
          <table:table-cell office:value-type="float" office:value="761336" table:style-name="ce23">
            <text:p>761.336</text:p>
          </table:table-cell>
          <table:table-cell office:value-type="percentage" office:value="0.96739992274381448" table:style-name="ce24">
            <text:p>96,7%</text:p>
          </table:table-cell>
          <table:table-cell office:value-type="float" office:value="745617" table:style-name="ce23">
            <text:p>745.617</text:p>
          </table:table-cell>
          <table:table-cell office:value-type="percentage" office:value="0.94742640331794992" table:style-name="ce24">
            <text:p>94,7%</text:p>
          </table:table-cell>
          <table:table-cell office:value-type="date" office:date-value="2021-09-28T00:00:00" table:style-name="ce25">
            <text:p>28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23">
            <text:p>375.498</text:p>
          </table:table-cell>
          <table:table-cell office:value-type="float" office:value="356640" table:style-name="ce23">
            <text:p>356.640</text:p>
          </table:table-cell>
          <table:table-cell office:value-type="percentage" office:value="0.94977869389450809" table:style-name="ce24">
            <text:p>95,0%</text:p>
          </table:table-cell>
          <table:table-cell office:value-type="float" office:value="352736" table:style-name="ce23">
            <text:p>352.736</text:p>
          </table:table-cell>
          <table:table-cell office:value-type="percentage" office:value="0.93938183425743949" table:style-name="ce24">
            <text:p>93,9%</text:p>
          </table:table-cell>
          <table:table-cell office:value-type="date" office:date-value="2021-09-28T00:00:00" table:style-name="ce25">
            <text:p>28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23">
            <text:p>1.353.260</text:p>
          </table:table-cell>
          <table:table-cell office:value-type="float" office:value="1297552" table:style-name="ce23">
            <text:p>1.297.552</text:p>
          </table:table-cell>
          <table:table-cell office:value-type="percentage" office:value="0.9588342225440788" table:style-name="ce24">
            <text:p>95,9%</text:p>
          </table:table-cell>
          <table:table-cell office:value-type="float" office:value="1279460" table:style-name="ce23">
            <text:p>1.279.460</text:p>
          </table:table-cell>
          <table:table-cell office:value-type="percentage" office:value="0.9454650251984098" table:style-name="ce24">
            <text:p>94,5%</text:p>
          </table:table-cell>
          <table:table-cell office:value-type="date" office:date-value="2021-09-28T00:00:00" table:style-name="ce25">
            <text:p>28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23">
            <text:p>38.978</text:p>
          </table:table-cell>
          <table:table-cell office:value-type="float" office:value="35369" table:style-name="ce23">
            <text:p>35.369</text:p>
          </table:table-cell>
          <table:table-cell office:value-type="percentage" office:value="0.90740930781466467" table:style-name="ce24">
            <text:p>90,7%</text:p>
          </table:table-cell>
          <table:table-cell office:value-type="float" office:value="34566" table:style-name="ce23">
            <text:p>34.566</text:p>
          </table:table-cell>
          <table:table-cell office:value-type="percentage" office:value="0.88680794294217247" table:style-name="ce24">
            <text:p>88,7%</text:p>
          </table:table-cell>
          <table:table-cell office:value-type="date" office:date-value="2021-09-28T00:00:00" table:style-name="ce25">
            <text:p>28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23">
            <text:p>37.225</text:p>
          </table:table-cell>
          <table:table-cell office:value-type="float" office:value="32032" table:style-name="ce23">
            <text:p>32.032</text:p>
          </table:table-cell>
          <table:table-cell office:value-type="percentage" office:value="0.86049697783747481" table:style-name="ce24">
            <text:p>86,0%</text:p>
          </table:table-cell>
          <table:table-cell office:value-type="float" office:value="31257" table:style-name="ce23">
            <text:p>31.257</text:p>
          </table:table-cell>
          <table:table-cell office:value-type="percentage" office:value="0.8396776359973136" table:style-name="ce24">
            <text:p>84,0%</text:p>
          </table:table-cell>
          <table:table-cell office:value-type="date" office:date-value="2021-09-28T00:00:00" table:style-name="ce25">
            <text:p>28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23">
            <text:p>-</text:p>
          </table:table-cell>
          <table:table-cell office:value-type="float" office:value="35038" table:style-name="ce23">
            <text:p>35.038</text:p>
          </table:table-cell>
          <table:table-cell office:value-type="string" table:style-name="ce24">
            <text:p>-</text:p>
          </table:table-cell>
          <table:table-cell office:value-type="float" office:value="32955" table:style-name="ce23">
            <text:p>32.955</text:p>
          </table:table-cell>
          <table:table-cell office:value-type="string" table:style-name="ce24">
            <text:p>-</text:p>
          </table:table-cell>
          <table:table-cell office:value-type="date" office:date-value="2021-09-28T00:00:00" table:style-name="ce25">
            <text:p>28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23">
            <text:p>-</text:p>
          </table:table-cell>
          <table:table-cell office:value-type="float" office:value="2015" table:style-name="ce23">
            <text:p>2.015</text:p>
          </table:table-cell>
          <table:table-cell office:value-type="string" table:style-name="ce24">
            <text:p>-</text:p>
          </table:table-cell>
          <table:table-cell office:value-type="float" office:value="1923" table:style-name="ce23">
            <text:p>1.923</text:p>
          </table:table-cell>
          <table:table-cell office:value-type="string" table:style-name="ce24">
            <text:p>-</text:p>
          </table:table-cell>
          <table:table-cell office:value-type="date" office:date-value="2021-09-28T00:00:00" table:style-name="ce25">
            <text:p>28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5729865" table:style-name="ce15">
            <text:p>25.729.865</text:p>
          </table:table-cell>
          <table:table-cell office:value-type="percentage" office:value="0.95098210392348514" table:style-name="ce16">
            <text:p>95,1%</text:p>
          </table:table-cell>
          <table:table-cell office:value-type="float" office:value="25362154" table:style-name="ce15">
            <text:p>25.362.154</text:p>
          </table:table-cell>
          <table:table-cell office:value-type="percentage" office:value="0.93739141542139592" table:style-name="ce16">
            <text:p>93,7%</text:p>
          </table:table-cell>
          <table:table-cell table:style-name="ce26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42"/>
        <table:table-column table:style-name="co4" table:default-cell-style-name="ce46"/>
        <table:table-column table:style-name="co4" table:default-cell-style-name="ce21"/>
        <table:table-column table:style-name="co4" table:default-cell-style-name="ce46"/>
        <table:table-column table:style-name="co4" table:number-columns-repeated="2" table:default-cell-style-name="ce21"/>
        <table:table-column table:style-name="co4" table:default-cell-style-name="ce46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7"/>
          <table:table-cell office:value-type="string" table:style-name="ce28">
            <text:p>Personas con al menos 1 dosis ≥80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70-7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60-6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50-5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40-4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30-3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20-2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12-19 años</text:p>
          </table:table-cell>
          <table:table-cell office:value-type="string" table:style-name="ce29">
            <text:p>%</text:p>
          </table:table-cell>
          <table:table-cell office:value-type="string" table:style-name="ce30">
            <text:p>Total Personas con al menos 1 dosis</text:p>
          </table:table-cell>
          <table:table-cell office:value-type="string" table:style-name="ce30">
            <text:p>Total Población INE Población a Vacunar (1)</text:p>
          </table:table-cell>
          <table:table-cell office:value-type="string" table:style-name="ce31">
            <text:p>% Con al menos 1 dosis sobre Población a Vacunar INE</text:p>
          </table:table-cell>
          <table:table-cell office:value-type="string" table:style-name="ce31">
            <text:p>% Con al menos 1 dosis sobre Total Población INE</text:p>
          </table:table-cell>
          <table:table-cell table:number-columns-repeated="16363" table:style-name="ce32"/>
        </table:table-row>
        <table:table-row table:style-name="ro5">
          <table:table-cell office:value-type="string" table:style-name="ce33">
            <text:p>Andalucía</text:p>
          </table:table-cell>
          <table:table-cell office:value-type="float" office:value="433867" table:style-name="ce34">
            <text:p>433.867</text:p>
          </table:table-cell>
          <table:table-cell office:value-type="percentage" office:value="1" table:style-name="ce35">
            <text:p>100,0%</text:p>
          </table:table-cell>
          <table:table-cell office:value-type="float" office:value="653649" table:style-name="ce34">
            <text:p>653.649</text:p>
          </table:table-cell>
          <table:table-cell office:value-type="percentage" office:value="1" table:style-name="ce35">
            <text:p>100,0%</text:p>
          </table:table-cell>
          <table:table-cell office:value-type="float" office:value="926755" table:style-name="ce34">
            <text:p>926.755</text:p>
          </table:table-cell>
          <table:table-cell office:value-type="percentage" office:value="1" table:style-name="ce35">
            <text:p>100,0%</text:p>
          </table:table-cell>
          <table:table-cell office:value-type="float" office:value="1210300" table:style-name="ce34">
            <text:p>1.210.300</text:p>
          </table:table-cell>
          <table:table-cell office:value-type="percentage" office:value="0.95674301059033806" table:style-name="ce35">
            <text:p>95,7%</text:p>
          </table:table-cell>
          <table:table-cell office:value-type="float" office:value="1241586" table:style-name="ce34">
            <text:p>1.241.586</text:p>
          </table:table-cell>
          <table:table-cell office:value-type="percentage" office:value="0.89637820424889214" table:style-name="ce35">
            <text:p>89,6%</text:p>
          </table:table-cell>
          <table:table-cell office:value-type="float" office:value="915900" table:style-name="ce34">
            <text:p>915.900</text:p>
          </table:table-cell>
          <table:table-cell office:value-type="percentage" office:value="0.80326814983463679" table:style-name="ce35">
            <text:p>80,3%</text:p>
          </table:table-cell>
          <table:table-cell office:value-type="float" office:value="748533" table:style-name="ce34">
            <text:p>748.533</text:p>
          </table:table-cell>
          <table:table-cell office:value-type="percentage" office:value="0.8060251628131353" table:style-name="ce35">
            <text:p>80,6%</text:p>
          </table:table-cell>
          <table:table-cell office:value-type="float" office:value="646776" table:style-name="ce34">
            <text:p>646.776</text:p>
          </table:table-cell>
          <table:table-cell office:value-type="percentage" office:value="0.85903836728839023" table:style-name="ce35">
            <text:p>85,9%</text:p>
          </table:table-cell>
          <table:table-cell office:value-type="float" office:value="6777366" table:style-name="ce34">
            <text:p>6.777.366</text:p>
          </table:table-cell>
          <table:table-cell office:value-type="float" office:value="7451975" table:style-name="ce34">
            <text:p>7.451.975</text:p>
          </table:table-cell>
          <table:table-cell office:value-type="percentage" office:value="0.90947245528869869" table:style-name="ce35">
            <text:p>90,9%</text:p>
          </table:table-cell>
          <table:table-cell office:value-type="percentage" office:value="0.8006896167967269" table:style-name="ce35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ragón</text:p>
          </table:table-cell>
          <table:table-cell office:value-type="float" office:value="101188" table:style-name="ce37">
            <text:p>101.188</text:p>
          </table:table-cell>
          <table:table-cell office:value-type="percentage" office:value="1" table:style-name="ce38">
            <text:p>100,0%</text:p>
          </table:table-cell>
          <table:table-cell office:value-type="float" office:value="119173" table:style-name="ce37">
            <text:p>119.173</text:p>
          </table:table-cell>
          <table:table-cell office:value-type="percentage" office:value="1" table:style-name="ce38">
            <text:p>100,0%</text:p>
          </table:table-cell>
          <table:table-cell office:value-type="float" office:value="154219" table:style-name="ce37">
            <text:p>154.219</text:p>
          </table:table-cell>
          <table:table-cell office:value-type="percentage" office:value="0.98626308620105263" table:style-name="ce38">
            <text:p>98,6%</text:p>
          </table:table-cell>
          <table:table-cell office:value-type="float" office:value="185386" table:style-name="ce37">
            <text:p>185.386</text:p>
          </table:table-cell>
          <table:table-cell office:value-type="percentage" office:value="0.93503676878536912" table:style-name="ce38">
            <text:p>93,5%</text:p>
          </table:table-cell>
          <table:table-cell office:value-type="float" office:value="186627" table:style-name="ce37">
            <text:p>186.627</text:p>
          </table:table-cell>
          <table:table-cell office:value-type="percentage" office:value="0.86826274872873277" table:style-name="ce38">
            <text:p>86,8%</text:p>
          </table:table-cell>
          <table:table-cell office:value-type="float" office:value="123738" table:style-name="ce37">
            <text:p>123.738</text:p>
          </table:table-cell>
          <table:table-cell office:value-type="percentage" office:value="0.7531865161973631" table:style-name="ce38">
            <text:p>75,3%</text:p>
          </table:table-cell>
          <table:table-cell office:value-type="float" office:value="101592" table:style-name="ce37">
            <text:p>101.592</text:p>
          </table:table-cell>
          <table:table-cell office:value-type="percentage" office:value="0.77907378010904826" table:style-name="ce38">
            <text:p>77,9%</text:p>
          </table:table-cell>
          <table:table-cell office:value-type="float" office:value="86205" table:style-name="ce37">
            <text:p>86.205</text:p>
          </table:table-cell>
          <table:table-cell office:value-type="percentage" office:value="0.83605698823575048" table:style-name="ce38">
            <text:p>83,6%</text:p>
          </table:table-cell>
          <table:table-cell office:value-type="float" office:value="1058128" table:style-name="ce37">
            <text:p>1.058.128</text:p>
          </table:table-cell>
          <table:table-cell office:value-type="float" office:value="1185134" table:style-name="ce37">
            <text:p>1.185.134</text:p>
          </table:table-cell>
          <table:table-cell office:value-type="percentage" office:value="0.89283405927093473" table:style-name="ce38">
            <text:p>89,3%</text:p>
          </table:table-cell>
          <table:table-cell office:value-type="percentage" office:value="0.79594942345780884" table:style-name="ce38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sturias<text:s/></text:p>
          </table:table-cell>
          <table:table-cell office:value-type="float" office:value="88893" table:style-name="ce37">
            <text:p>88.893</text:p>
          </table:table-cell>
          <table:table-cell office:value-type="percentage" office:value="1" table:style-name="ce38">
            <text:p>100,0%</text:p>
          </table:table-cell>
          <table:table-cell office:value-type="float" office:value="114292" table:style-name="ce37">
            <text:p>114.292</text:p>
          </table:table-cell>
          <table:table-cell office:value-type="percentage" office:value="1" table:style-name="ce38">
            <text:p>100,0%</text:p>
          </table:table-cell>
          <table:table-cell office:value-type="float" office:value="148036" table:style-name="ce37">
            <text:p>148.036</text:p>
          </table:table-cell>
          <table:table-cell office:value-type="percentage" office:value="0.98920161441210275" table:style-name="ce38">
            <text:p>98,9%</text:p>
          </table:table-cell>
          <table:table-cell office:value-type="float" office:value="152968" table:style-name="ce37">
            <text:p>152.968</text:p>
          </table:table-cell>
          <table:table-cell office:value-type="percentage" office:value="0.94050232100587172" table:style-name="ce38">
            <text:p>94,1%</text:p>
          </table:table-cell>
          <table:table-cell office:value-type="float" office:value="150271" table:style-name="ce37">
            <text:p>150.271</text:p>
          </table:table-cell>
          <table:table-cell office:value-type="percentage" office:value="0.89986406615846171" table:style-name="ce38">
            <text:p>90,0%</text:p>
          </table:table-cell>
          <table:table-cell office:value-type="float" office:value="90425" table:style-name="ce37">
            <text:p>90.425</text:p>
          </table:table-cell>
          <table:table-cell office:value-type="percentage" office:value="0.79007610243685067" table:style-name="ce38">
            <text:p>79,0%</text:p>
          </table:table-cell>
          <table:table-cell office:value-type="float" office:value="65969" table:style-name="ce37">
            <text:p>65.969</text:p>
          </table:table-cell>
          <table:table-cell office:value-type="percentage" office:value="0.83387898016710693" table:style-name="ce38">
            <text:p>83,4%</text:p>
          </table:table-cell>
          <table:table-cell office:value-type="float" office:value="60008" table:style-name="ce37">
            <text:p>60.008</text:p>
          </table:table-cell>
          <table:table-cell office:value-type="percentage" office:value="0.93762500000000004" table:style-name="ce38">
            <text:p>93,8%</text:p>
          </table:table-cell>
          <table:table-cell office:value-type="float" office:value="870862" table:style-name="ce37">
            <text:p>870.862</text:p>
          </table:table-cell>
          <table:table-cell office:value-type="float" office:value="933927" table:style-name="ce37">
            <text:p>933.927</text:p>
          </table:table-cell>
          <table:table-cell office:value-type="percentage" office:value="0.93247330894170533" table:style-name="ce38">
            <text:p>93,2%</text:p>
          </table:table-cell>
          <table:table-cell office:value-type="percentage" office:value="0.85480533655809277" table:style-name="ce38">
            <text:p>85,5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Baleares</text:p>
          </table:table-cell>
          <table:table-cell office:value-type="float" office:value="51426" table:style-name="ce37">
            <text:p>51.426</text:p>
          </table:table-cell>
          <table:table-cell office:value-type="percentage" office:value="1" table:style-name="ce38">
            <text:p>100,0%</text:p>
          </table:table-cell>
          <table:table-cell office:value-type="float" office:value="79105" table:style-name="ce37">
            <text:p>79.105</text:p>
          </table:table-cell>
          <table:table-cell office:value-type="percentage" office:value="0.98247553281335387" table:style-name="ce38">
            <text:p>98,2%</text:p>
          </table:table-cell>
          <table:table-cell office:value-type="float" office:value="109950" table:style-name="ce37">
            <text:p>109.950</text:p>
          </table:table-cell>
          <table:table-cell office:value-type="percentage" office:value="0.93789185454359347" table:style-name="ce38">
            <text:p>93,8%</text:p>
          </table:table-cell>
          <table:table-cell office:value-type="float" office:value="149365" table:style-name="ce37">
            <text:p>149.365</text:p>
          </table:table-cell>
          <table:table-cell office:value-type="percentage" office:value="0.90089084844719747" table:style-name="ce38">
            <text:p>90,1%</text:p>
          </table:table-cell>
          <table:table-cell office:value-type="float" office:value="165960" table:style-name="ce37">
            <text:p>165.960</text:p>
          </table:table-cell>
          <table:table-cell office:value-type="percentage" office:value="0.80495896629998254" table:style-name="ce38">
            <text:p>80,5%</text:p>
          </table:table-cell>
          <table:table-cell office:value-type="float" office:value="123172" table:style-name="ce37">
            <text:p>123.172</text:p>
          </table:table-cell>
          <table:table-cell office:value-type="percentage" office:value="0.6760745827089748" table:style-name="ce38">
            <text:p>67,6%</text:p>
          </table:table-cell>
          <table:table-cell office:value-type="float" office:value="94282" table:style-name="ce37">
            <text:p>94.282</text:p>
          </table:table-cell>
          <table:table-cell office:value-type="percentage" office:value="0.68349016253207873" table:style-name="ce38">
            <text:p>68,3%</text:p>
          </table:table-cell>
          <table:table-cell office:value-type="float" office:value="72707" table:style-name="ce37">
            <text:p>72.707</text:p>
          </table:table-cell>
          <table:table-cell office:value-type="percentage" office:value="0.76148931713447843" table:style-name="ce38">
            <text:p>76,1%</text:p>
          </table:table-cell>
          <table:table-cell office:value-type="float" office:value="845967" table:style-name="ce37">
            <text:p>845.967</text:p>
          </table:table-cell>
          <table:table-cell office:value-type="float" office:value="1034867" table:style-name="ce37">
            <text:p>1.034.867</text:p>
          </table:table-cell>
          <table:table-cell office:value-type="percentage" office:value="0.81746446644834558" table:style-name="ce38">
            <text:p>81,7%</text:p>
          </table:table-cell>
          <table:table-cell office:value-type="percentage" office:value="0.72209641472826858" table:style-name="ce38">
            <text:p>72,2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arias</text:p>
          </table:table-cell>
          <table:table-cell office:value-type="float" office:value="92920" table:style-name="ce37">
            <text:p>92.920</text:p>
          </table:table-cell>
          <table:table-cell office:value-type="percentage" office:value="1" table:style-name="ce38">
            <text:p>100,0%</text:p>
          </table:table-cell>
          <table:table-cell office:value-type="float" office:value="151183" table:style-name="ce37">
            <text:p>151.183</text:p>
          </table:table-cell>
          <table:table-cell office:value-type="percentage" office:value="0.97833444422154781" table:style-name="ce38">
            <text:p>97,8%</text:p>
          </table:table-cell>
          <table:table-cell office:value-type="float" office:value="223956" table:style-name="ce37">
            <text:p>223.956</text:p>
          </table:table-cell>
          <table:table-cell office:value-type="percentage" office:value="0.95263131029554382" table:style-name="ce38">
            <text:p>95,3%</text:p>
          </table:table-cell>
          <table:table-cell office:value-type="float" office:value="319773" table:style-name="ce37">
            <text:p>319.773</text:p>
          </table:table-cell>
          <table:table-cell office:value-type="percentage" office:value="0.91230257451955998" table:style-name="ce38">
            <text:p>91,2%</text:p>
          </table:table-cell>
          <table:table-cell office:value-type="float" office:value="316317" table:style-name="ce37">
            <text:p>316.317</text:p>
          </table:table-cell>
          <table:table-cell office:value-type="percentage" office:value="0.81540971942957896" table:style-name="ce38">
            <text:p>81,5%</text:p>
          </table:table-cell>
          <table:table-cell office:value-type="float" office:value="226785" table:style-name="ce37">
            <text:p>226.785</text:p>
          </table:table-cell>
          <table:table-cell office:value-type="percentage" office:value="0.72936700393009446" table:style-name="ce38">
            <text:p>72,9%</text:p>
          </table:table-cell>
          <table:table-cell office:value-type="float" office:value="184111" table:style-name="ce37">
            <text:p>184.111</text:p>
          </table:table-cell>
          <table:table-cell office:value-type="percentage" office:value="0.7313305368860924" table:style-name="ce38">
            <text:p>73,1%</text:p>
          </table:table-cell>
          <table:table-cell office:value-type="float" office:value="145786" table:style-name="ce37">
            <text:p>145.786</text:p>
          </table:table-cell>
          <table:table-cell office:value-type="percentage" office:value="0.81083666579531355" table:style-name="ce38">
            <text:p>81,1%</text:p>
          </table:table-cell>
          <table:table-cell office:value-type="float" office:value="1660831" table:style-name="ce37">
            <text:p>1.660.831</text:p>
          </table:table-cell>
          <table:table-cell office:value-type="float" office:value="1960774" table:style-name="ce37">
            <text:p>1.960.774</text:p>
          </table:table-cell>
          <table:table-cell office:value-type="percentage" office:value="0.84702826536867581" table:style-name="ce38">
            <text:p>84,7%</text:p>
          </table:table-cell>
          <table:table-cell office:value-type="percentage" office:value="0.76326637719949708" table:style-name="ce38">
            <text:p>76,3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tabria</text:p>
          </table:table-cell>
          <table:table-cell office:value-type="float" office:value="42271" table:style-name="ce37">
            <text:p>42.271</text:p>
          </table:table-cell>
          <table:table-cell office:value-type="percentage" office:value="1" table:style-name="ce38">
            <text:p>100,0%</text:p>
          </table:table-cell>
          <table:table-cell office:value-type="float" office:value="55874" table:style-name="ce37">
            <text:p>55.874</text:p>
          </table:table-cell>
          <table:table-cell office:value-type="percentage" office:value="1" table:style-name="ce38">
            <text:p>100,0%</text:p>
          </table:table-cell>
          <table:table-cell office:value-type="float" office:value="76524" table:style-name="ce37">
            <text:p>76.524</text:p>
          </table:table-cell>
          <table:table-cell office:value-type="percentage" office:value="0.98938522205701729" table:style-name="ce38">
            <text:p>98,9%</text:p>
          </table:table-cell>
          <table:table-cell office:value-type="float" office:value="83977" table:style-name="ce37">
            <text:p>83.977</text:p>
          </table:table-cell>
          <table:table-cell office:value-type="percentage" office:value="0.93345115824107416" table:style-name="ce38">
            <text:p>93,3%</text:p>
          </table:table-cell>
          <table:table-cell office:value-type="float" office:value="87471" table:style-name="ce37">
            <text:p>87.471</text:p>
          </table:table-cell>
          <table:table-cell office:value-type="percentage" office:value="0.89467008970123452" table:style-name="ce38">
            <text:p>89,5%</text:p>
          </table:table-cell>
          <table:table-cell office:value-type="float" office:value="53959" table:style-name="ce37">
            <text:p>53.959</text:p>
          </table:table-cell>
          <table:table-cell office:value-type="percentage" office:value="0.76566912150752775" table:style-name="ce38">
            <text:p>76,6%</text:p>
          </table:table-cell>
          <table:table-cell office:value-type="float" office:value="40217" table:style-name="ce37">
            <text:p>40.217</text:p>
          </table:table-cell>
          <table:table-cell office:value-type="percentage" office:value="0.79629739629739626" table:style-name="ce38">
            <text:p>79,6%</text:p>
          </table:table-cell>
          <table:table-cell office:value-type="float" office:value="37992" table:style-name="ce37">
            <text:p>37.992</text:p>
          </table:table-cell>
          <table:table-cell office:value-type="percentage" office:value="0.86418124331824486" table:style-name="ce38">
            <text:p>86,4%</text:p>
          </table:table-cell>
          <table:table-cell office:value-type="float" office:value="478285" table:style-name="ce37">
            <text:p>478.285</text:p>
          </table:table-cell>
          <table:table-cell office:value-type="float" office:value="524127" table:style-name="ce37">
            <text:p>524.127</text:p>
          </table:table-cell>
          <table:table-cell office:value-type="percentage" office:value="0.91253646539865341" table:style-name="ce38">
            <text:p>91,3%</text:p>
          </table:table-cell>
          <table:table-cell office:value-type="percentage" office:value="0.82051963870613565" table:style-name="ce38">
            <text:p>82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y Leon</text:p>
          </table:table-cell>
          <table:table-cell office:value-type="float" office:value="229232" table:style-name="ce37">
            <text:p>229.232</text:p>
          </table:table-cell>
          <table:table-cell office:value-type="percentage" office:value="1" table:style-name="ce38">
            <text:p>100,0%</text:p>
          </table:table-cell>
          <table:table-cell office:value-type="float" office:value="250333" table:style-name="ce37">
            <text:p>250.333</text:p>
          </table:table-cell>
          <table:table-cell office:value-type="percentage" office:value="1" table:style-name="ce38">
            <text:p>100,0%</text:p>
          </table:table-cell>
          <table:table-cell office:value-type="float" office:value="319874" table:style-name="ce37">
            <text:p>319.874</text:p>
          </table:table-cell>
          <table:table-cell office:value-type="percentage" office:value="1" table:style-name="ce38">
            <text:p>100,0%</text:p>
          </table:table-cell>
          <table:table-cell office:value-type="float" office:value="351812" table:style-name="ce37">
            <text:p>351.812</text:p>
          </table:table-cell>
          <table:table-cell office:value-type="percentage" office:value="0.92296714107693312" table:style-name="ce38">
            <text:p>92,3%</text:p>
          </table:table-cell>
          <table:table-cell office:value-type="float" office:value="319003" table:style-name="ce37">
            <text:p>319.003</text:p>
          </table:table-cell>
          <table:table-cell office:value-type="percentage" office:value="0.87805838069941233" table:style-name="ce38">
            <text:p>87,8%</text:p>
          </table:table-cell>
          <table:table-cell office:value-type="float" office:value="209584" table:style-name="ce37">
            <text:p>209.584</text:p>
          </table:table-cell>
          <table:table-cell office:value-type="percentage" office:value="0.78266357461078562" table:style-name="ce38">
            <text:p>78,3%</text:p>
          </table:table-cell>
          <table:table-cell office:value-type="float" office:value="169069" table:style-name="ce37">
            <text:p>169.069</text:p>
          </table:table-cell>
          <table:table-cell office:value-type="percentage" office:value="0.80125209709676504" table:style-name="ce38">
            <text:p>80,1%</text:p>
          </table:table-cell>
          <table:table-cell office:value-type="float" office:value="139465" table:style-name="ce37">
            <text:p>139.465</text:p>
          </table:table-cell>
          <table:table-cell office:value-type="percentage" office:value="0.84349409103555051" table:style-name="ce38">
            <text:p>84,3%</text:p>
          </table:table-cell>
          <table:table-cell office:value-type="float" office:value="1988372" table:style-name="ce37">
            <text:p>1.988.372</text:p>
          </table:table-cell>
          <table:table-cell office:value-type="float" office:value="2176253" table:style-name="ce37">
            <text:p>2.176.253</text:p>
          </table:table-cell>
          <table:table-cell office:value-type="percentage" office:value="0.91366766639724328" table:style-name="ce38">
            <text:p>91,4%</text:p>
          </table:table-cell>
          <table:table-cell office:value-type="percentage" office:value="0.83024638004307449" table:style-name="ce38">
            <text:p>83,0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- La Mancha</text:p>
          </table:table-cell>
          <table:table-cell office:value-type="float" office:value="137973" table:style-name="ce37">
            <text:p>137.973</text:p>
          </table:table-cell>
          <table:table-cell office:value-type="percentage" office:value="1" table:style-name="ce38">
            <text:p>100,0%</text:p>
          </table:table-cell>
          <table:table-cell office:value-type="float" office:value="158240" table:style-name="ce37">
            <text:p>158.240</text:p>
          </table:table-cell>
          <table:table-cell office:value-type="percentage" office:value="0.99458834325365653" table:style-name="ce38">
            <text:p>99,5%</text:p>
          </table:table-cell>
          <table:table-cell office:value-type="float" office:value="221843" table:style-name="ce37">
            <text:p>221.843</text:p>
          </table:table-cell>
          <table:table-cell office:value-type="percentage" office:value="1" table:style-name="ce38">
            <text:p>100,0%</text:p>
          </table:table-cell>
          <table:table-cell office:value-type="float" office:value="285550" table:style-name="ce37">
            <text:p>285.550</text:p>
          </table:table-cell>
          <table:table-cell office:value-type="percentage" office:value="0.92868432863489425" table:style-name="ce38">
            <text:p>92,9%</text:p>
          </table:table-cell>
          <table:table-cell office:value-type="float" office:value="285579" table:style-name="ce37">
            <text:p>285.579</text:p>
          </table:table-cell>
          <table:table-cell office:value-type="percentage" office:value="0.8638072624430968" table:style-name="ce38">
            <text:p>86,4%</text:p>
          </table:table-cell>
          <table:table-cell office:value-type="float" office:value="203052" table:style-name="ce37">
            <text:p>203.052</text:p>
          </table:table-cell>
          <table:table-cell office:value-type="percentage" office:value="0.76363759444304458" table:style-name="ce38">
            <text:p>76,4%</text:p>
          </table:table-cell>
          <table:table-cell office:value-type="float" office:value="169041" table:style-name="ce37">
            <text:p>169.041</text:p>
          </table:table-cell>
          <table:table-cell office:value-type="percentage" office:value="0.77510099087987017" table:style-name="ce38">
            <text:p>77,5%</text:p>
          </table:table-cell>
          <table:table-cell office:value-type="float" office:value="144296" table:style-name="ce37">
            <text:p>144.296</text:p>
          </table:table-cell>
          <table:table-cell office:value-type="percentage" office:value="0.8294208263398708" table:style-name="ce38">
            <text:p>82,9%</text:p>
          </table:table-cell>
          <table:table-cell office:value-type="float" office:value="1605574" table:style-name="ce37">
            <text:p>1.605.574</text:p>
          </table:table-cell>
          <table:table-cell office:value-type="float" office:value="1808784" table:style-name="ce37">
            <text:p>1.808.784</text:p>
          </table:table-cell>
          <table:table-cell office:value-type="percentage" office:value="0.88765380498721791" table:style-name="ce38">
            <text:p>88,8%</text:p>
          </table:table-cell>
          <table:table-cell office:value-type="percentage" office:value="0.78503692266019176" table:style-name="ce38">
            <text:p>78,5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taluña</text:p>
          </table:table-cell>
          <table:table-cell office:value-type="float" office:value="458439" table:style-name="ce37">
            <text:p>458.439</text:p>
          </table:table-cell>
          <table:table-cell office:value-type="percentage" office:value="1" table:style-name="ce38">
            <text:p>100,0%</text:p>
          </table:table-cell>
          <table:table-cell office:value-type="float" office:value="617665" table:style-name="ce37">
            <text:p>617.665</text:p>
          </table:table-cell>
          <table:table-cell office:value-type="percentage" office:value="0.97225370380864229" table:style-name="ce38">
            <text:p>97,2%</text:p>
          </table:table-cell>
          <table:table-cell office:value-type="float" office:value="797237" table:style-name="ce37">
            <text:p>797.237</text:p>
          </table:table-cell>
          <table:table-cell office:value-type="percentage" office:value="0.95182930906034502" table:style-name="ce38">
            <text:p>95,2%</text:p>
          </table:table-cell>
          <table:table-cell office:value-type="float" office:value="1020494" table:style-name="ce37">
            <text:p>1.020.494</text:p>
          </table:table-cell>
          <table:table-cell office:value-type="percentage" office:value="0.93470662587700815" table:style-name="ce38">
            <text:p>93,5%</text:p>
          </table:table-cell>
          <table:table-cell office:value-type="float" office:value="1118008" table:style-name="ce37">
            <text:p>1.118.008</text:p>
          </table:table-cell>
          <table:table-cell office:value-type="percentage" office:value="0.8490630375430509" table:style-name="ce38">
            <text:p>84,9%</text:p>
          </table:table-cell>
          <table:table-cell office:value-type="float" office:value="758612" table:style-name="ce37">
            <text:p>758.612</text:p>
          </table:table-cell>
          <table:table-cell office:value-type="percentage" office:value="0.72618632807863293" table:style-name="ce38">
            <text:p>72,6%</text:p>
          </table:table-cell>
          <table:table-cell office:value-type="float" office:value="609089" table:style-name="ce37">
            <text:p>609.089</text:p>
          </table:table-cell>
          <table:table-cell office:value-type="percentage" office:value="0.72602645020174383" table:style-name="ce38">
            <text:p>72,6%</text:p>
          </table:table-cell>
          <table:table-cell office:value-type="float" office:value="506781" table:style-name="ce37">
            <text:p>506.781</text:p>
          </table:table-cell>
          <table:table-cell office:value-type="percentage" office:value="0.77233657336710526" table:style-name="ce38">
            <text:p>77,2%</text:p>
          </table:table-cell>
          <table:table-cell office:value-type="float" office:value="5886325" table:style-name="ce37">
            <text:p>5.886.325</text:p>
          </table:table-cell>
          <table:table-cell office:value-type="float" office:value="6868360" table:style-name="ce37">
            <text:p>6.868.360</text:p>
          </table:table-cell>
          <table:table-cell office:value-type="percentage" office:value="0.85702045320862619" table:style-name="ce38">
            <text:p>85,7%</text:p>
          </table:table-cell>
          <table:table-cell office:value-type="percentage" office:value="0.7565504643094596" table:style-name="ce38">
            <text:p>75,7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. Valenciana</text:p>
          </table:table-cell>
          <table:table-cell office:value-type="float" office:value="297123" table:style-name="ce37">
            <text:p>297.123</text:p>
          </table:table-cell>
          <table:table-cell office:value-type="percentage" office:value="1" table:style-name="ce38">
            <text:p>100,0%</text:p>
          </table:table-cell>
          <table:table-cell office:value-type="float" office:value="434154" table:style-name="ce37">
            <text:p>434.154</text:p>
          </table:table-cell>
          <table:table-cell office:value-type="percentage" office:value="0.99153157844252293" table:style-name="ce38">
            <text:p>99,2%</text:p>
          </table:table-cell>
          <table:table-cell office:value-type="float" office:value="569289" table:style-name="ce37">
            <text:p>569.289</text:p>
          </table:table-cell>
          <table:table-cell office:value-type="percentage" office:value="0.98030231020374425" table:style-name="ce38">
            <text:p>98,0%</text:p>
          </table:table-cell>
          <table:table-cell office:value-type="float" office:value="713806" table:style-name="ce37">
            <text:p>713.806</text:p>
          </table:table-cell>
          <table:table-cell office:value-type="percentage" office:value="0.94878870288993988" table:style-name="ce38">
            <text:p>94,9%</text:p>
          </table:table-cell>
          <table:table-cell office:value-type="float" office:value="750606" table:style-name="ce37">
            <text:p>750.606</text:p>
          </table:table-cell>
          <table:table-cell office:value-type="percentage" office:value="0.88141918392462082" table:style-name="ce38">
            <text:p>88,1%</text:p>
          </table:table-cell>
          <table:table-cell office:value-type="float" office:value="505233" table:style-name="ce37">
            <text:p>505.233</text:p>
          </table:table-cell>
          <table:table-cell office:value-type="percentage" office:value="0.77876838702815687" table:style-name="ce38">
            <text:p>77,9%</text:p>
          </table:table-cell>
          <table:table-cell office:value-type="float" office:value="419159" table:style-name="ce37">
            <text:p>419.159</text:p>
          </table:table-cell>
          <table:table-cell office:value-type="percentage" office:value="0.81212533373633566" table:style-name="ce38">
            <text:p>81,2%</text:p>
          </table:table-cell>
          <table:table-cell office:value-type="float" office:value="361990" table:style-name="ce37">
            <text:p>361.990</text:p>
          </table:table-cell>
          <table:table-cell office:value-type="percentage" office:value="0.85268213628686718" table:style-name="ce38">
            <text:p>85,3%</text:p>
          </table:table-cell>
          <table:table-cell office:value-type="float" office:value="4051360" table:style-name="ce37">
            <text:p>4.051.360</text:p>
          </table:table-cell>
          <table:table-cell office:value-type="float" office:value="4488459" table:style-name="ce37">
            <text:p>4.488.459</text:p>
          </table:table-cell>
          <table:table-cell office:value-type="percentage" office:value="0.90261713429932189" table:style-name="ce38">
            <text:p>90,3%</text:p>
          </table:table-cell>
          <table:table-cell office:value-type="percentage" office:value="0.8010830962363118" table:style-name="ce38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Extremadura</text:p>
          </table:table-cell>
          <table:table-cell office:value-type="float" office:value="78234" table:style-name="ce37">
            <text:p>78.234</text:p>
          </table:table-cell>
          <table:table-cell office:value-type="percentage" office:value="1" table:style-name="ce38">
            <text:p>100,0%</text:p>
          </table:table-cell>
          <table:table-cell office:value-type="float" office:value="95882" table:style-name="ce37">
            <text:p>95.882</text:p>
          </table:table-cell>
          <table:table-cell office:value-type="percentage" office:value="1" table:style-name="ce38">
            <text:p>100,0%</text:p>
          </table:table-cell>
          <table:table-cell office:value-type="float" office:value="132726" table:style-name="ce37">
            <text:p>132.726</text:p>
          </table:table-cell>
          <table:table-cell office:value-type="percentage" office:value="1" table:style-name="ce38">
            <text:p>100,0%</text:p>
          </table:table-cell>
          <table:table-cell office:value-type="float" office:value="161264" table:style-name="ce37">
            <text:p>161.264</text:p>
          </table:table-cell>
          <table:table-cell office:value-type="percentage" office:value="0.95300680786686842" table:style-name="ce38">
            <text:p>95,3%</text:p>
          </table:table-cell>
          <table:table-cell office:value-type="float" office:value="145927" table:style-name="ce37">
            <text:p>145.927</text:p>
          </table:table-cell>
          <table:table-cell office:value-type="percentage" office:value="0.91493723901839563" table:style-name="ce38">
            <text:p>91,5%</text:p>
          </table:table-cell>
          <table:table-cell office:value-type="float" office:value="112341" table:style-name="ce37">
            <text:p>112.341</text:p>
          </table:table-cell>
          <table:table-cell office:value-type="percentage" office:value="0.84163801047355769" table:style-name="ce38">
            <text:p>84,2%</text:p>
          </table:table-cell>
          <table:table-cell office:value-type="float" office:value="91599" table:style-name="ce37">
            <text:p>91.599</text:p>
          </table:table-cell>
          <table:table-cell office:value-type="percentage" office:value="0.80832156724320503" table:style-name="ce38">
            <text:p>80,8%</text:p>
          </table:table-cell>
          <table:table-cell office:value-type="float" office:value="74398" table:style-name="ce37">
            <text:p>74.398</text:p>
          </table:table-cell>
          <table:table-cell office:value-type="percentage" office:value="0.87785250737463127" table:style-name="ce38">
            <text:p>87,8%</text:p>
          </table:table-cell>
          <table:table-cell office:value-type="float" office:value="892371" table:style-name="ce37">
            <text:p>892.371</text:p>
          </table:table-cell>
          <table:table-cell office:value-type="float" office:value="953437" table:style-name="ce37">
            <text:p>953.437</text:p>
          </table:table-cell>
          <table:table-cell office:value-type="percentage" office:value="0.93595171993534965" table:style-name="ce38">
            <text:p>93,6%</text:p>
          </table:table-cell>
          <table:table-cell office:value-type="percentage" office:value="0.83870479620521676" table:style-name="ce38">
            <text:p>83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Galicia</text:p>
          </table:table-cell>
          <table:table-cell office:value-type="float" office:value="242123" table:style-name="ce37">
            <text:p>242.123</text:p>
          </table:table-cell>
          <table:table-cell office:value-type="percentage" office:value="1" table:style-name="ce38">
            <text:p>100,0%</text:p>
          </table:table-cell>
          <table:table-cell office:value-type="float" office:value="291118" table:style-name="ce37">
            <text:p>291.118</text:p>
          </table:table-cell>
          <table:table-cell office:value-type="percentage" office:value="1" table:style-name="ce38">
            <text:p>100,0%</text:p>
          </table:table-cell>
          <table:table-cell office:value-type="float" office:value="345312" table:style-name="ce37">
            <text:p>345.312</text:p>
          </table:table-cell>
          <table:table-cell office:value-type="percentage" office:value="0.99534484199846074" table:style-name="ce38">
            <text:p>99,5%</text:p>
          </table:table-cell>
          <table:table-cell office:value-type="float" office:value="390055" table:style-name="ce37">
            <text:p>390.055</text:p>
          </table:table-cell>
          <table:table-cell office:value-type="percentage" office:value="0.96098933452249258" table:style-name="ce38">
            <text:p>96,1%</text:p>
          </table:table-cell>
          <table:table-cell office:value-type="float" office:value="406569" table:style-name="ce37">
            <text:p>406.569</text:p>
          </table:table-cell>
          <table:table-cell office:value-type="percentage" office:value="0.91730536233617088" table:style-name="ce38">
            <text:p>91,7%</text:p>
          </table:table-cell>
          <table:table-cell office:value-type="float" office:value="261570" table:style-name="ce37">
            <text:p>261.570</text:p>
          </table:table-cell>
          <table:table-cell office:value-type="percentage" office:value="0.80879260871716219" table:style-name="ce38">
            <text:p>80,9%</text:p>
          </table:table-cell>
          <table:table-cell office:value-type="float" office:value="196468" table:style-name="ce37">
            <text:p>196.468</text:p>
          </table:table-cell>
          <table:table-cell office:value-type="percentage" office:value="0.85058078370082391" table:style-name="ce38">
            <text:p>85,1%</text:p>
          </table:table-cell>
          <table:table-cell office:value-type="float" office:value="166001" table:style-name="ce37">
            <text:p>166.001</text:p>
          </table:table-cell>
          <table:table-cell office:value-type="percentage" office:value="0.92219191475887052" table:style-name="ce38">
            <text:p>92,2%</text:p>
          </table:table-cell>
          <table:table-cell office:value-type="float" office:value="2299216" table:style-name="ce37">
            <text:p>2.299.216</text:p>
          </table:table-cell>
          <table:table-cell office:value-type="float" office:value="2454497" table:style-name="ce37">
            <text:p>2.454.497</text:p>
          </table:table-cell>
          <table:table-cell office:value-type="percentage" office:value="0.93673612149454655" table:style-name="ce38">
            <text:p>93,7%</text:p>
          </table:table-cell>
          <table:table-cell office:value-type="percentage" office:value="0.85098816760116058" table:style-name="ce38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La Rioja</text:p>
          </table:table-cell>
          <table:table-cell office:value-type="float" office:value="23353" table:style-name="ce37">
            <text:p>23.353</text:p>
          </table:table-cell>
          <table:table-cell office:value-type="percentage" office:value="1" table:style-name="ce38">
            <text:p>100,0%</text:p>
          </table:table-cell>
          <table:table-cell office:value-type="float" office:value="28643" table:style-name="ce37">
            <text:p>28.643</text:p>
          </table:table-cell>
          <table:table-cell office:value-type="percentage" office:value="1" table:style-name="ce38">
            <text:p>100,0%</text:p>
          </table:table-cell>
          <table:table-cell office:value-type="float" office:value="37952" table:style-name="ce37">
            <text:p>37.952</text:p>
          </table:table-cell>
          <table:table-cell office:value-type="percentage" office:value="1" table:style-name="ce38">
            <text:p>100,0%</text:p>
          </table:table-cell>
          <table:table-cell office:value-type="float" office:value="45238" table:style-name="ce37">
            <text:p>45.238</text:p>
          </table:table-cell>
          <table:table-cell office:value-type="percentage" office:value="0.94910204766700235" table:style-name="ce38">
            <text:p>94,9%</text:p>
          </table:table-cell>
          <table:table-cell office:value-type="float" office:value="47276" table:style-name="ce37">
            <text:p>47.276</text:p>
          </table:table-cell>
          <table:table-cell office:value-type="percentage" office:value="0.89289289289289286" table:style-name="ce38">
            <text:p>89,3%</text:p>
          </table:table-cell>
          <table:table-cell office:value-type="float" office:value="30486" table:style-name="ce37">
            <text:p>30.486</text:p>
          </table:table-cell>
          <table:table-cell office:value-type="percentage" office:value="0.77535033953050692" table:style-name="ce38">
            <text:p>77,5%</text:p>
          </table:table-cell>
          <table:table-cell office:value-type="float" office:value="23067" table:style-name="ce37">
            <text:p>23.067</text:p>
          </table:table-cell>
          <table:table-cell office:value-type="percentage" office:value="0.75733797360299426" table:style-name="ce38">
            <text:p>75,7%</text:p>
          </table:table-cell>
          <table:table-cell office:value-type="float" office:value="20762" table:style-name="ce37">
            <text:p>20.762</text:p>
          </table:table-cell>
          <table:table-cell office:value-type="percentage" office:value="0.81317562274792421" table:style-name="ce38">
            <text:p>81,3%</text:p>
          </table:table-cell>
          <table:table-cell office:value-type="float" office:value="256777" table:style-name="ce37">
            <text:p>256.777</text:p>
          </table:table-cell>
          <table:table-cell office:value-type="float" office:value="283970" table:style-name="ce37">
            <text:p>283.970</text:p>
          </table:table-cell>
          <table:table-cell office:value-type="percentage" office:value="0.90423988449484105" table:style-name="ce38">
            <text:p>90,4%</text:p>
          </table:table-cell>
          <table:table-cell office:value-type="percentage" office:value="0.80264383553079888" table:style-name="ce38">
            <text:p>80,3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adrid</text:p>
          </table:table-cell>
          <table:table-cell office:value-type="float" office:value="373518" table:style-name="ce37">
            <text:p>373.518</text:p>
          </table:table-cell>
          <table:table-cell office:value-type="percentage" office:value="1" table:style-name="ce38">
            <text:p>100,0%</text:p>
          </table:table-cell>
          <table:table-cell office:value-type="float" office:value="510341" table:style-name="ce37">
            <text:p>510.341</text:p>
          </table:table-cell>
          <table:table-cell office:value-type="percentage" office:value="0.97008065297929402" table:style-name="ce38">
            <text:p>97,0%</text:p>
          </table:table-cell>
          <table:table-cell office:value-type="float" office:value="686743" table:style-name="ce37">
            <text:p>686.743</text:p>
          </table:table-cell>
          <table:table-cell office:value-type="percentage" office:value="0.97642619393934227" table:style-name="ce38">
            <text:p>97,6%</text:p>
          </table:table-cell>
          <table:table-cell office:value-type="float" office:value="936124" table:style-name="ce37">
            <text:p>936.124</text:p>
          </table:table-cell>
          <table:table-cell office:value-type="percentage" office:value="0.96231533651389878" table:style-name="ce38">
            <text:p>96,2%</text:p>
          </table:table-cell>
          <table:table-cell office:value-type="float" office:value="1021943" table:style-name="ce37">
            <text:p>1.021.943</text:p>
          </table:table-cell>
          <table:table-cell office:value-type="percentage" office:value="0.87647377164612161" table:style-name="ce38">
            <text:p>87,6%</text:p>
          </table:table-cell>
          <table:table-cell office:value-type="float" office:value="731151" table:style-name="ce37">
            <text:p>731.151</text:p>
          </table:table-cell>
          <table:table-cell office:value-type="percentage" office:value="0.76992439240133104" table:style-name="ce38">
            <text:p>77,0%</text:p>
          </table:table-cell>
          <table:table-cell office:value-type="float" office:value="579594" table:style-name="ce37">
            <text:p>579.594</text:p>
          </table:table-cell>
          <table:table-cell office:value-type="percentage" office:value="0.78062426344321356" table:style-name="ce38">
            <text:p>78,1%</text:p>
          </table:table-cell>
          <table:table-cell office:value-type="float" office:value="437993" table:style-name="ce37">
            <text:p>437.993</text:p>
          </table:table-cell>
          <table:table-cell office:value-type="percentage" office:value="0.79125522543908144" table:style-name="ce38">
            <text:p>79,1%</text:p>
          </table:table-cell>
          <table:table-cell office:value-type="float" office:value="5277407" table:style-name="ce37">
            <text:p>5.277.407</text:p>
          </table:table-cell>
          <table:table-cell office:value-type="float" office:value="5977937" table:style-name="ce37">
            <text:p>5.977.937</text:p>
          </table:table-cell>
          <table:table-cell office:value-type="percentage" office:value="0.88281408787011306" table:style-name="ce38">
            <text:p>88,3%</text:p>
          </table:table-cell>
          <table:table-cell office:value-type="percentage" office:value="0.77839147195351899" table:style-name="ce38">
            <text:p>77,8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urcia</text:p>
          </table:table-cell>
          <table:table-cell office:value-type="float" office:value="73904" table:style-name="ce37">
            <text:p>73.904</text:p>
          </table:table-cell>
          <table:table-cell office:value-type="percentage" office:value="1" table:style-name="ce38">
            <text:p>100,0%</text:p>
          </table:table-cell>
          <table:table-cell office:value-type="float" office:value="103145" table:style-name="ce37">
            <text:p>103.145</text:p>
          </table:table-cell>
          <table:table-cell office:value-type="percentage" office:value="1" table:style-name="ce38">
            <text:p>100,0%</text:p>
          </table:table-cell>
          <table:table-cell office:value-type="float" office:value="147836" table:style-name="ce37">
            <text:p>147.836</text:p>
          </table:table-cell>
          <table:table-cell office:value-type="percentage" office:value="1" table:style-name="ce38">
            <text:p>100,0%</text:p>
          </table:table-cell>
          <table:table-cell office:value-type="float" office:value="206616" table:style-name="ce37">
            <text:p>206.616</text:p>
          </table:table-cell>
          <table:table-cell office:value-type="percentage" office:value="0.96886371309599728" table:style-name="ce38">
            <text:p>96,9%</text:p>
          </table:table-cell>
          <table:table-cell office:value-type="float" office:value="229835" table:style-name="ce37">
            <text:p>229.835</text:p>
          </table:table-cell>
          <table:table-cell office:value-type="percentage" office:value="0.90430324563163711" table:style-name="ce38">
            <text:p>90,4%</text:p>
          </table:table-cell>
          <table:table-cell office:value-type="float" office:value="163866" table:style-name="ce37">
            <text:p>163.866</text:p>
          </table:table-cell>
          <table:table-cell office:value-type="percentage" office:value="0.78403659277618021" table:style-name="ce38">
            <text:p>78,4%</text:p>
          </table:table-cell>
          <table:table-cell office:value-type="float" office:value="137089" table:style-name="ce37">
            <text:p>137.089</text:p>
          </table:table-cell>
          <table:table-cell office:value-type="percentage" office:value="0.79588151966931397" table:style-name="ce38">
            <text:p>79,6%</text:p>
          </table:table-cell>
          <table:table-cell office:value-type="float" office:value="115943" table:style-name="ce37">
            <text:p>115.943</text:p>
          </table:table-cell>
          <table:table-cell office:value-type="percentage" office:value="0.81710995531875907" table:style-name="ce38">
            <text:p>81,7%</text:p>
          </table:table-cell>
          <table:table-cell office:value-type="float" office:value="1178234" table:style-name="ce37">
            <text:p>1.178.234</text:p>
          </table:table-cell>
          <table:table-cell office:value-type="float" office:value="1310137" table:style-name="ce37">
            <text:p>1.310.137</text:p>
          </table:table-cell>
          <table:table-cell office:value-type="percentage" office:value="0.89932121602549964" table:style-name="ce38">
            <text:p>89,9%</text:p>
          </table:table-cell>
          <table:table-cell office:value-type="percentage" office:value="0.77964150230504392" table:style-name="ce38">
            <text:p>78,0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Navarra</text:p>
          </table:table-cell>
          <table:table-cell office:value-type="float" office:value="42490" table:style-name="ce37">
            <text:p>42.490</text:p>
          </table:table-cell>
          <table:table-cell office:value-type="percentage" office:value="1" table:style-name="ce38">
            <text:p>100,0%</text:p>
          </table:table-cell>
          <table:table-cell office:value-type="float" office:value="55866" table:style-name="ce37">
            <text:p>55.866</text:p>
          </table:table-cell>
          <table:table-cell office:value-type="percentage" office:value="1" table:style-name="ce38">
            <text:p>100,0%</text:p>
          </table:table-cell>
          <table:table-cell office:value-type="float" office:value="72092" table:style-name="ce37">
            <text:p>72.092</text:p>
          </table:table-cell>
          <table:table-cell office:value-type="percentage" office:value="0.97627430800065007" table:style-name="ce38">
            <text:p>97,6%</text:p>
          </table:table-cell>
          <table:table-cell office:value-type="float" office:value="91355" table:style-name="ce37">
            <text:p>91.355</text:p>
          </table:table-cell>
          <table:table-cell office:value-type="percentage" office:value="0.94478457815376338" table:style-name="ce38">
            <text:p>94,5%</text:p>
          </table:table-cell>
          <table:table-cell office:value-type="float" office:value="94837" table:style-name="ce37">
            <text:p>94.837</text:p>
          </table:table-cell>
          <table:table-cell office:value-type="percentage" office:value="0.87810410918316328" table:style-name="ce38">
            <text:p>87,8%</text:p>
          </table:table-cell>
          <table:table-cell office:value-type="float" office:value="63181" table:style-name="ce37">
            <text:p>63.181</text:p>
          </table:table-cell>
          <table:table-cell office:value-type="percentage" office:value="0.77674235625330401" table:style-name="ce38">
            <text:p>77,7%</text:p>
          </table:table-cell>
          <table:table-cell office:value-type="float" office:value="55409" table:style-name="ce37">
            <text:p>55.409</text:p>
          </table:table-cell>
          <table:table-cell office:value-type="percentage" office:value="0.81331924200390449" table:style-name="ce38">
            <text:p>81,3%</text:p>
          </table:table-cell>
          <table:table-cell office:value-type="float" office:value="46887" table:style-name="ce37">
            <text:p>46.887</text:p>
          </table:table-cell>
          <table:table-cell office:value-type="percentage" office:value="0.83150670355394762" table:style-name="ce38">
            <text:p>83,2%</text:p>
          </table:table-cell>
          <table:table-cell office:value-type="float" office:value="522117" table:style-name="ce37">
            <text:p>522.117</text:p>
          </table:table-cell>
          <table:table-cell office:value-type="float" office:value="581354" table:style-name="ce37">
            <text:p>581.354</text:p>
          </table:table-cell>
          <table:table-cell office:value-type="percentage" office:value="0.89810511323565334" table:style-name="ce38">
            <text:p>89,8%</text:p>
          </table:table-cell>
          <table:table-cell office:value-type="percentage" office:value="0.78965421803184221" table:style-name="ce38">
            <text:p>79,0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País Vasco</text:p>
          </table:table-cell>
          <table:table-cell office:value-type="float" office:value="164104" table:style-name="ce37">
            <text:p>164.104</text:p>
          </table:table-cell>
          <table:table-cell office:value-type="percentage" office:value="1" table:style-name="ce38">
            <text:p>100,0%</text:p>
          </table:table-cell>
          <table:table-cell office:value-type="float" office:value="213625" table:style-name="ce37">
            <text:p>213.625</text:p>
          </table:table-cell>
          <table:table-cell office:value-type="percentage" office:value="1" table:style-name="ce38">
            <text:p>100,0%</text:p>
          </table:table-cell>
          <table:table-cell office:value-type="float" office:value="278202" table:style-name="ce37">
            <text:p>278.202</text:p>
          </table:table-cell>
          <table:table-cell office:value-type="percentage" office:value="0.99315647992460343" table:style-name="ce38">
            <text:p>99,3%</text:p>
          </table:table-cell>
          <table:table-cell office:value-type="float" office:value="322911" table:style-name="ce37">
            <text:p>322.911</text:p>
          </table:table-cell>
          <table:table-cell office:value-type="percentage" office:value="0.94980248663880207" table:style-name="ce38">
            <text:p>95,0%</text:p>
          </table:table-cell>
          <table:table-cell office:value-type="float" office:value="318710" table:style-name="ce37">
            <text:p>318.710</text:p>
          </table:table-cell>
          <table:table-cell office:value-type="percentage" office:value="0.88009101628407238" table:style-name="ce38">
            <text:p>88,0%</text:p>
          </table:table-cell>
          <table:table-cell office:value-type="float" office:value="199355" table:style-name="ce37">
            <text:p>199.355</text:p>
          </table:table-cell>
          <table:table-cell office:value-type="percentage" office:value="0.7651520094571721" table:style-name="ce38">
            <text:p>76,5%</text:p>
          </table:table-cell>
          <table:table-cell office:value-type="float" office:value="157201" table:style-name="ce37">
            <text:p>157.201</text:p>
          </table:table-cell>
          <table:table-cell office:value-type="percentage" office:value="0.78002222949973699" table:style-name="ce38">
            <text:p>78,0%</text:p>
          </table:table-cell>
          <table:table-cell office:value-type="float" office:value="140199" table:style-name="ce37">
            <text:p>140.199</text:p>
          </table:table-cell>
          <table:table-cell office:value-type="percentage" office:value="0.83151845130066548" table:style-name="ce38">
            <text:p>83,2%</text:p>
          </table:table-cell>
          <table:table-cell office:value-type="float" office:value="1794307" table:style-name="ce37">
            <text:p>1.794.307</text:p>
          </table:table-cell>
          <table:table-cell office:value-type="float" office:value="1983943" table:style-name="ce37">
            <text:p>1.983.943</text:p>
          </table:table-cell>
          <table:table-cell office:value-type="percentage" office:value="0.9044145925563386" table:style-name="ce38">
            <text:p>90,4%</text:p>
          </table:table-cell>
          <table:table-cell office:value-type="percentage" office:value="0.80806294426850844" table:style-name="ce38">
            <text:p>80,8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Ceuta</text:p>
          </table:table-cell>
          <table:table-cell office:value-type="float" office:value="2396" table:style-name="ce37">
            <text:p>2.396</text:p>
          </table:table-cell>
          <table:table-cell office:value-type="percentage" office:value="0.91976967370441454" table:style-name="ce38">
            <text:p>92,0%</text:p>
          </table:table-cell>
          <table:table-cell office:value-type="float" office:value="3884" table:style-name="ce37">
            <text:p>3.884</text:p>
          </table:table-cell>
          <table:table-cell office:value-type="percentage" office:value="0.89949050486336268" table:style-name="ce38">
            <text:p>89,9%</text:p>
          </table:table-cell>
          <table:table-cell office:value-type="float" office:value="7613" table:style-name="ce37">
            <text:p>7.613</text:p>
          </table:table-cell>
          <table:table-cell office:value-type="percentage" office:value="0.96894488990708927" table:style-name="ce38">
            <text:p>96,9%</text:p>
          </table:table-cell>
          <table:table-cell office:value-type="float" office:value="10497" table:style-name="ce37">
            <text:p>10.497</text:p>
          </table:table-cell>
          <table:table-cell office:value-type="percentage" office:value="0.9083592938733126" table:style-name="ce38">
            <text:p>90,8%</text:p>
          </table:table-cell>
          <table:table-cell office:value-type="float" office:value="10979" table:style-name="ce37">
            <text:p>10.979</text:p>
          </table:table-cell>
          <table:table-cell office:value-type="percentage" office:value="0.86845435848758112" table:style-name="ce38">
            <text:p>86,8%</text:p>
          </table:table-cell>
          <table:table-cell office:value-type="float" office:value="8965" table:style-name="ce37">
            <text:p>8.965</text:p>
          </table:table-cell>
          <table:table-cell office:value-type="percentage" office:value="0.75374138220951736" table:style-name="ce38">
            <text:p>75,4%</text:p>
          </table:table-cell>
          <table:table-cell office:value-type="float" office:value="8761" table:style-name="ce37">
            <text:p>8.761</text:p>
          </table:table-cell>
          <table:table-cell office:value-type="percentage" office:value="0.79885109875079785" table:style-name="ce38">
            <text:p>79,9%</text:p>
          </table:table-cell>
          <table:table-cell office:value-type="float" office:value="7847" table:style-name="ce37">
            <text:p>7.847</text:p>
          </table:table-cell>
          <table:table-cell office:value-type="percentage" office:value="0.85985097523559062" table:style-name="ce38">
            <text:p>86,0%</text:p>
          </table:table-cell>
          <table:table-cell office:value-type="float" office:value="60942" table:style-name="ce37">
            <text:p>60.942</text:p>
          </table:table-cell>
          <table:table-cell office:value-type="float" office:value="70965" table:style-name="ce37">
            <text:p>70.965</text:p>
          </table:table-cell>
          <table:table-cell office:value-type="percentage" office:value="0.85876136123441138" table:style-name="ce38">
            <text:p>85,9%</text:p>
          </table:table-cell>
          <table:table-cell office:value-type="percentage" office:value="0.72375953065247856" table:style-name="ce38">
            <text:p>72,4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Melilla</text:p>
          </table:table-cell>
          <table:table-cell office:value-type="float" office:value="2007" table:style-name="ce37">
            <text:p>2.007</text:p>
          </table:table-cell>
          <table:table-cell office:value-type="percentage" office:value="0.85440613026819923" table:style-name="ce38">
            <text:p>85,4%</text:p>
          </table:table-cell>
          <table:table-cell office:value-type="float" office:value="3306" table:style-name="ce37">
            <text:p>3.306</text:p>
          </table:table-cell>
          <table:table-cell office:value-type="percentage" office:value="0.88207043756670223" table:style-name="ce38">
            <text:p>88,2%</text:p>
          </table:table-cell>
          <table:table-cell office:value-type="float" office:value="7132" table:style-name="ce37">
            <text:p>7.132</text:p>
          </table:table-cell>
          <table:table-cell office:value-type="percentage" office:value="0.91120480388399128" table:style-name="ce38">
            <text:p>91,1%</text:p>
          </table:table-cell>
          <table:table-cell office:value-type="float" office:value="9627" table:style-name="ce37">
            <text:p>9.627</text:p>
          </table:table-cell>
          <table:table-cell office:value-type="percentage" office:value="0.8520223028586601" table:style-name="ce38">
            <text:p>85,2%</text:p>
          </table:table-cell>
          <table:table-cell office:value-type="float" office:value="9960" table:style-name="ce37">
            <text:p>9.960</text:p>
          </table:table-cell>
          <table:table-cell office:value-type="percentage" office:value="0.82986168971838026" table:style-name="ce38">
            <text:p>83,0%</text:p>
          </table:table-cell>
          <table:table-cell office:value-type="float" office:value="8465" table:style-name="ce37">
            <text:p>8.465</text:p>
          </table:table-cell>
          <table:table-cell office:value-type="percentage" office:value="0.69768400230775574" table:style-name="ce38">
            <text:p>69,8%</text:p>
          </table:table-cell>
          <table:table-cell office:value-type="float" office:value="8379" table:style-name="ce37">
            <text:p>8.379</text:p>
          </table:table-cell>
          <table:table-cell office:value-type="percentage" office:value="0.69854105877448935" table:style-name="ce38">
            <text:p>69,9%</text:p>
          </table:table-cell>
          <table:table-cell office:value-type="float" office:value="7445" table:style-name="ce37">
            <text:p>7.445</text:p>
          </table:table-cell>
          <table:table-cell office:value-type="percentage" office:value="0.7776269062043033" table:style-name="ce38">
            <text:p>77,8%</text:p>
          </table:table-cell>
          <table:table-cell office:value-type="float" office:value="56321" table:style-name="ce37">
            <text:p>56.321</text:p>
          </table:table-cell>
          <table:table-cell office:value-type="float" office:value="70927" table:style-name="ce37">
            <text:p>70.927</text:p>
          </table:table-cell>
          <table:table-cell office:value-type="percentage" office:value="0.7940699592538808" table:style-name="ce38">
            <text:p>79,4%</text:p>
          </table:table-cell>
          <table:table-cell office:value-type="percentage" office:value="0.64680279296246956" table:style-name="ce38">
            <text:p>64,7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Fuerzas Armadas</text:p>
          </table:table-cell>
          <table:table-cell office:value-type="float" office:value="32" table:style-name="ce37">
            <text:p>32</text:p>
          </table:table-cell>
          <table:table-cell office:value-type="string" table:style-name="ce38">
            <text:p>-</text:p>
          </table:table-cell>
          <table:table-cell office:value-type="float" office:value="18" table:style-name="ce37">
            <text:p>18</text:p>
          </table:table-cell>
          <table:table-cell office:value-type="string" table:style-name="ce38">
            <text:p>-</text:p>
          </table:table-cell>
          <table:table-cell office:value-type="float" office:value="3525" table:style-name="ce37">
            <text:p>3.525</text:p>
          </table:table-cell>
          <table:table-cell office:value-type="string" table:style-name="ce38">
            <text:p>-</text:p>
          </table:table-cell>
          <table:table-cell office:value-type="float" office:value="9497" table:style-name="ce37">
            <text:p>9.497</text:p>
          </table:table-cell>
          <table:table-cell office:value-type="string" table:style-name="ce38">
            <text:p>-</text:p>
          </table:table-cell>
          <table:table-cell office:value-type="float" office:value="21966" table:style-name="ce37">
            <text:p>21.966</text:p>
          </table:table-cell>
          <table:table-cell office:value-type="string" table:style-name="ce38">
            <text:p>-</text:p>
          </table:table-cell>
          <table:table-cell office:value-type="float" office:value="31752" table:style-name="ce37">
            <text:p>31.752</text:p>
          </table:table-cell>
          <table:table-cell office:value-type="string" table:style-name="ce38">
            <text:p>-</text:p>
          </table:table-cell>
          <table:table-cell office:value-type="float" office:value="24456" table:style-name="ce37">
            <text:p>24.456</text:p>
          </table:table-cell>
          <table:table-cell office:value-type="string" table:style-name="ce38">
            <text:p>-</text:p>
          </table:table-cell>
          <table:table-cell office:value-type="float" office:value="1158" table:style-name="ce37">
            <text:p>1.158</text:p>
          </table:table-cell>
          <table:table-cell office:value-type="string" table:style-name="ce38">
            <text:p>-</text:p>
          </table:table-cell>
          <table:table-cell office:value-type="float" office:value="92404" table:style-name="ce37">
            <text:p>92.404</text:p>
          </table:table-cell>
          <table:table-cell office:value-type="string" table:style-name="ce37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9">
            <text:p>Sanidad Exterior</text:p>
          </table:table-cell>
          <table:table-cell office:value-type="float" office:value="26" table:style-name="ce40">
            <text:p>26</text:p>
          </table:table-cell>
          <table:table-cell office:value-type="string" table:style-name="ce41">
            <text:p>-</text:p>
          </table:table-cell>
          <table:table-cell office:value-type="float" office:value="32" table:style-name="ce40">
            <text:p>32</text:p>
          </table:table-cell>
          <table:table-cell office:value-type="string" table:style-name="ce41">
            <text:p>-</text:p>
          </table:table-cell>
          <table:table-cell office:value-type="float" office:value="208" table:style-name="ce40">
            <text:p>208</text:p>
          </table:table-cell>
          <table:table-cell office:value-type="string" table:style-name="ce41">
            <text:p>-</text:p>
          </table:table-cell>
          <table:table-cell office:value-type="float" office:value="595" table:style-name="ce40">
            <text:p>595</text:p>
          </table:table-cell>
          <table:table-cell office:value-type="string" table:style-name="ce41">
            <text:p>-</text:p>
          </table:table-cell>
          <table:table-cell office:value-type="float" office:value="1154" table:style-name="ce40">
            <text:p>1.154</text:p>
          </table:table-cell>
          <table:table-cell office:value-type="string" table:style-name="ce41">
            <text:p>-</text:p>
          </table:table-cell>
          <table:table-cell office:value-type="float" office:value="1290" table:style-name="ce40">
            <text:p>1.290</text:p>
          </table:table-cell>
          <table:table-cell office:value-type="string" table:style-name="ce41">
            <text:p>-</text:p>
          </table:table-cell>
          <table:table-cell office:value-type="float" office:value="1095" table:style-name="ce40">
            <text:p>1.095</text:p>
          </table:table-cell>
          <table:table-cell office:value-type="string" table:style-name="ce41">
            <text:p>-</text:p>
          </table:table-cell>
          <table:table-cell office:value-type="float" office:value="166" table:style-name="ce40">
            <text:p>166</text:p>
          </table:table-cell>
          <table:table-cell office:value-type="string" table:style-name="ce41">
            <text:p>-</text:p>
          </table:table-cell>
          <table:table-cell office:value-type="float" office:value="4566" table:style-name="ce40">
            <text:p>4.566</text:p>
          </table:table-cell>
          <table:table-cell office:value-type="string" table:style-name="ce40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number-columns-repeated="24" table:style-name="ce21"/>
          <table:table-cell table:number-columns-repeated="16339" table:style-name="ce42"/>
        </table:table-row>
        <table:table-row table:style-name="ro8">
          <table:table-cell office:value-type="string" table:style-name="ce43">
            <text:p>Total España</text:p>
          </table:table-cell>
          <table:table-cell office:value-type="float" office:value="2935519" table:style-name="ce44">
            <text:p>2.935.519</text:p>
          </table:table-cell>
          <table:table-cell office:value-type="percentage" office:value="1" table:style-name="ce45">
            <text:p>100,0%</text:p>
          </table:table-cell>
          <table:table-cell office:value-type="float" office:value="3939528" table:style-name="ce44">
            <text:p>3.939.528</text:p>
          </table:table-cell>
          <table:table-cell office:value-type="percentage" office:value="0.99481899826895903" table:style-name="ce45">
            <text:p>99,5%</text:p>
          </table:table-cell>
          <table:table-cell office:value-type="float" office:value="5267024" table:style-name="ce44">
            <text:p>5.267.024</text:p>
          </table:table-cell>
          <table:table-cell office:value-type="percentage" office:value="0.98689110295586313" table:style-name="ce45">
            <text:p>98,7%</text:p>
          </table:table-cell>
          <table:table-cell office:value-type="float" office:value="6657210" table:style-name="ce44">
            <text:p>6.657.210</text:p>
          </table:table-cell>
          <table:table-cell office:value-type="percentage" office:value="0.94652642725910119" table:style-name="ce45">
            <text:p>94,7%</text:p>
          </table:table-cell>
          <table:table-cell office:value-type="float" office:value="6930584" table:style-name="ce44">
            <text:p>6.930.584</text:p>
          </table:table-cell>
          <table:table-cell office:value-type="percentage" office:value="0.87820767468556038" table:style-name="ce45">
            <text:p>87,8%</text:p>
          </table:table-cell>
          <table:table-cell office:value-type="float" office:value="4822882" table:style-name="ce44">
            <text:p>4.822.882</text:p>
          </table:table-cell>
          <table:table-cell office:value-type="percentage" office:value="0.77408828931290641" table:style-name="ce45">
            <text:p>77,4%</text:p>
          </table:table-cell>
          <table:table-cell office:value-type="float" office:value="3884180" table:style-name="ce44">
            <text:p>3.884.180</text:p>
          </table:table-cell>
          <table:table-cell office:value-type="percentage" office:value="0.78553342609370957" table:style-name="ce45">
            <text:p>78,6%</text:p>
          </table:table-cell>
          <table:table-cell office:value-type="float" office:value="3220805" table:style-name="ce44">
            <text:p>3.220.805</text:p>
          </table:table-cell>
          <table:table-cell office:value-type="percentage" office:value="0.82825021099672225" table:style-name="ce45">
            <text:p>82,8%</text:p>
          </table:table-cell>
          <table:table-cell office:value-type="float" office:value="37657732" table:style-name="ce44">
            <text:p>37.657.732</text:p>
          </table:table-cell>
          <table:table-cell office:value-type="float" office:value="42119827" table:style-name="ce44">
            <text:p>42.119.827</text:p>
          </table:table-cell>
          <table:table-cell office:value-type="percentage" office:value="0.89406188681639176" table:style-name="ce45">
            <text:p>89,4%</text:p>
          </table:table-cell>
          <table:table-cell office:value-type="percentage" office:value="0.79361646100976813" table:style-name="ce45">
            <text:p>79,4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6"/>
          <table:table-cell table:style-name="ce21"/>
          <table:table-cell table:style-name="ce46"/>
          <table:table-cell table:style-name="ce42"/>
          <table:table-cell table:style-name="ce46"/>
          <table:table-cell table:style-name="ce21"/>
          <table:table-cell table:style-name="ce46"/>
          <table:table-cell table:number-columns-repeated="2" table:style-name="ce21"/>
          <table:table-cell table:style-name="ce46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42"/>
        <table:table-column table:style-name="co4" table:default-cell-style-name="ce46"/>
        <table:table-column table:style-name="co4" table:default-cell-style-name="ce21"/>
        <table:table-column table:style-name="co4" table:default-cell-style-name="ce46"/>
        <table:table-column table:style-name="co4" table:number-columns-repeated="2" table:default-cell-style-name="ce21"/>
        <table:table-column table:style-name="co4" table:default-cell-style-name="ce46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7"/>
          <table:table-cell office:value-type="string" table:style-name="ce28">
            <text:p>Personas pauta completa ≥80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70-7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60-6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50-5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40-4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30-3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20-2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12-19 años</text:p>
          </table:table-cell>
          <table:table-cell office:value-type="string" table:style-name="ce29">
            <text:p>%</text:p>
          </table:table-cell>
          <table:table-cell office:value-type="string" table:style-name="ce30">
            <text:p>Total Personas pauta completa</text:p>
          </table:table-cell>
          <table:table-cell office:value-type="string" table:style-name="ce30">
            <text:p>Total Población INE Población a Vacunar (1)</text:p>
          </table:table-cell>
          <table:table-cell office:value-type="string" table:style-name="ce31">
            <text:p>% pauta completa sobre Población a Vacunar INE</text:p>
          </table:table-cell>
          <table:table-cell office:value-type="string" table:style-name="ce31">
            <text:p>% pauta completa sobre Total Población INE</text:p>
          </table:table-cell>
          <table:table-cell table:number-columns-repeated="16363" table:style-name="ce32"/>
        </table:table-row>
        <table:table-row table:style-name="ro5">
          <table:table-cell office:value-type="string" table:style-name="ce33">
            <text:p>Andalucía</text:p>
          </table:table-cell>
          <table:table-cell office:value-type="float" office:value="427257" table:style-name="ce34">
            <text:p>427.257</text:p>
          </table:table-cell>
          <table:table-cell office:value-type="percentage" office:value="1" table:style-name="ce35">
            <text:p>100,0%</text:p>
          </table:table-cell>
          <table:table-cell office:value-type="float" office:value="647988" table:style-name="ce34">
            <text:p>647.988</text:p>
          </table:table-cell>
          <table:table-cell office:value-type="percentage" office:value="0.99632061822224205" table:style-name="ce35">
            <text:p>99,6%</text:p>
          </table:table-cell>
          <table:table-cell office:value-type="float" office:value="914524" table:style-name="ce34">
            <text:p>914.524</text:p>
          </table:table-cell>
          <table:table-cell office:value-type="percentage" office:value="0.99822845023778939" table:style-name="ce35">
            <text:p>99,8%</text:p>
          </table:table-cell>
          <table:table-cell office:value-type="float" office:value="1194850" table:style-name="ce34">
            <text:p>1.194.850</text:p>
          </table:table-cell>
          <table:table-cell office:value-type="percentage" office:value="0.94452977460453225" table:style-name="ce35">
            <text:p>94,5%</text:p>
          </table:table-cell>
          <table:table-cell office:value-type="float" office:value="1218579" table:style-name="ce34">
            <text:p>1.218.579</text:p>
          </table:table-cell>
          <table:table-cell office:value-type="percentage" office:value="0.87976801909445723" table:style-name="ce35">
            <text:p>88,0%</text:p>
          </table:table-cell>
          <table:table-cell office:value-type="float" office:value="878876" table:style-name="ce34">
            <text:p>878.876</text:p>
          </table:table-cell>
          <table:table-cell office:value-type="percentage" office:value="0.77079713773781655" table:style-name="ce35">
            <text:p>77,1%</text:p>
          </table:table-cell>
          <table:table-cell office:value-type="float" office:value="699236" table:style-name="ce34">
            <text:p>699.236</text:p>
          </table:table-cell>
          <table:table-cell office:value-type="percentage" office:value="0.7529418352227697" table:style-name="ce35">
            <text:p>75,3%</text:p>
          </table:table-cell>
          <table:table-cell office:value-type="float" office:value="592596" table:style-name="ce34">
            <text:p>592.596</text:p>
          </table:table-cell>
          <table:table-cell office:value-type="percentage" office:value="0.7870772884300451" table:style-name="ce35">
            <text:p>78,7%</text:p>
          </table:table-cell>
          <table:table-cell office:value-type="float" office:value="6573906" table:style-name="ce34">
            <text:p>6.573.906</text:p>
          </table:table-cell>
          <table:table-cell office:value-type="float" office:value="7451975" table:style-name="ce34">
            <text:p>7.451.975</text:p>
          </table:table-cell>
          <table:table-cell office:value-type="percentage" office:value="0.88216962617292727" table:style-name="ce35">
            <text:p>88,2%</text:p>
          </table:table-cell>
          <table:table-cell office:value-type="percentage" office:value="0.7766525042321315" table:style-name="ce35">
            <text:p>77,7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ragón</text:p>
          </table:table-cell>
          <table:table-cell office:value-type="float" office:value="99808" table:style-name="ce37">
            <text:p>99.808</text:p>
          </table:table-cell>
          <table:table-cell office:value-type="percentage" office:value="1" table:style-name="ce38">
            <text:p>100,0%</text:p>
          </table:table-cell>
          <table:table-cell office:value-type="float" office:value="118324" table:style-name="ce37">
            <text:p>118.324</text:p>
          </table:table-cell>
          <table:table-cell office:value-type="percentage" office:value="0.99469547307805473" table:style-name="ce38">
            <text:p>99,5%</text:p>
          </table:table-cell>
          <table:table-cell office:value-type="float" office:value="151942" table:style-name="ce37">
            <text:p>151.942</text:p>
          </table:table-cell>
          <table:table-cell office:value-type="percentage" office:value="0.97170119014881662" table:style-name="ce38">
            <text:p>97,2%</text:p>
          </table:table-cell>
          <table:table-cell office:value-type="float" office:value="183023" table:style-name="ce37">
            <text:p>183.023</text:p>
          </table:table-cell>
          <table:table-cell office:value-type="percentage" office:value="0.92311843684746753" table:style-name="ce38">
            <text:p>92,3%</text:p>
          </table:table-cell>
          <table:table-cell office:value-type="float" office:value="183406" table:style-name="ce37">
            <text:p>183.406</text:p>
          </table:table-cell>
          <table:table-cell office:value-type="percentage" office:value="0.85327738051483415" table:style-name="ce38">
            <text:p>85,3%</text:p>
          </table:table-cell>
          <table:table-cell office:value-type="float" office:value="118882" table:style-name="ce37">
            <text:p>118.882</text:p>
          </table:table-cell>
          <table:table-cell office:value-type="percentage" office:value="0.72362830673337963" table:style-name="ce38">
            <text:p>72,4%</text:p>
          </table:table-cell>
          <table:table-cell office:value-type="float" office:value="96300" table:style-name="ce37">
            <text:p>96.300</text:p>
          </table:table-cell>
          <table:table-cell office:value-type="percentage" office:value="0.73849126923873287" table:style-name="ce38">
            <text:p>73,8%</text:p>
          </table:table-cell>
          <table:table-cell office:value-type="float" office:value="79528" table:style-name="ce37">
            <text:p>79.528</text:p>
          </table:table-cell>
          <table:table-cell office:value-type="percentage" office:value="0.77130027446682636" table:style-name="ce38">
            <text:p>77,1%</text:p>
          </table:table-cell>
          <table:table-cell office:value-type="float" office:value="1031213" table:style-name="ce37">
            <text:p>1.031.213</text:p>
          </table:table-cell>
          <table:table-cell office:value-type="float" office:value="1185134" table:style-name="ce37">
            <text:p>1.185.134</text:p>
          </table:table-cell>
          <table:table-cell office:value-type="percentage" office:value="0.87012354721069518" table:style-name="ce38">
            <text:p>87,0%</text:p>
          </table:table-cell>
          <table:table-cell office:value-type="percentage" office:value="0.77570331076410171" table:style-name="ce38">
            <text:p>77,6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sturias<text:s/></text:p>
          </table:table-cell>
          <table:table-cell office:value-type="float" office:value="88092" table:style-name="ce37">
            <text:p>88.092</text:p>
          </table:table-cell>
          <table:table-cell office:value-type="percentage" office:value="1" table:style-name="ce38">
            <text:p>100,0%</text:p>
          </table:table-cell>
          <table:table-cell office:value-type="float" office:value="113818" table:style-name="ce37">
            <text:p>113.818</text:p>
          </table:table-cell>
          <table:table-cell office:value-type="percentage" office:value="1" table:style-name="ce38">
            <text:p>100,0%</text:p>
          </table:table-cell>
          <table:table-cell office:value-type="float" office:value="146876" table:style-name="ce37">
            <text:p>146.876</text:p>
          </table:table-cell>
          <table:table-cell office:value-type="percentage" office:value="0.9814502980247507" table:style-name="ce38">
            <text:p>98,1%</text:p>
          </table:table-cell>
          <table:table-cell office:value-type="float" office:value="151873" table:style-name="ce37">
            <text:p>151.873</text:p>
          </table:table-cell>
          <table:table-cell office:value-type="percentage" office:value="0.93376986688800767" table:style-name="ce38">
            <text:p>93,4%</text:p>
          </table:table-cell>
          <table:table-cell office:value-type="float" office:value="148838" table:style-name="ce37">
            <text:p>148.838</text:p>
          </table:table-cell>
          <table:table-cell office:value-type="percentage" office:value="0.89128286814417368" table:style-name="ce38">
            <text:p>89,1%</text:p>
          </table:table-cell>
          <table:table-cell office:value-type="float" office:value="87914" table:style-name="ce37">
            <text:p>87.914</text:p>
          </table:table-cell>
          <table:table-cell office:value-type="percentage" office:value="0.76813658246760619" table:style-name="ce38">
            <text:p>76,8%</text:p>
          </table:table-cell>
          <table:table-cell office:value-type="float" office:value="62979" table:style-name="ce37">
            <text:p>62.979</text:p>
          </table:table-cell>
          <table:table-cell office:value-type="percentage" office:value="0.79608398326402141" table:style-name="ce38">
            <text:p>79,6%</text:p>
          </table:table-cell>
          <table:table-cell office:value-type="float" office:value="56762" table:style-name="ce37">
            <text:p>56.762</text:p>
          </table:table-cell>
          <table:table-cell office:value-type="percentage" office:value="0.88690625000000001" table:style-name="ce38">
            <text:p>88,7%</text:p>
          </table:table-cell>
          <table:table-cell office:value-type="float" office:value="857152" table:style-name="ce37">
            <text:p>857.152</text:p>
          </table:table-cell>
          <table:table-cell office:value-type="float" office:value="933927" table:style-name="ce37">
            <text:p>933.927</text:p>
          </table:table-cell>
          <table:table-cell office:value-type="percentage" office:value="0.9177933607230544" table:style-name="ce38">
            <text:p>91,8%</text:p>
          </table:table-cell>
          <table:table-cell office:value-type="percentage" office:value="0.84134811697082013" table:style-name="ce38">
            <text:p>84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Baleares</text:p>
          </table:table-cell>
          <table:table-cell office:value-type="float" office:value="50789" table:style-name="ce37">
            <text:p>50.789</text:p>
          </table:table-cell>
          <table:table-cell office:value-type="percentage" office:value="1" table:style-name="ce38">
            <text:p>100,0%</text:p>
          </table:table-cell>
          <table:table-cell office:value-type="float" office:value="78608" table:style-name="ce37">
            <text:p>78.608</text:p>
          </table:table-cell>
          <table:table-cell office:value-type="percentage" office:value="0.97630284663917732" table:style-name="ce38">
            <text:p>97,6%</text:p>
          </table:table-cell>
          <table:table-cell office:value-type="float" office:value="108783" table:style-name="ce37">
            <text:p>108.783</text:p>
          </table:table-cell>
          <table:table-cell office:value-type="percentage" office:value="0.92793714973002017" table:style-name="ce38">
            <text:p>92,8%</text:p>
          </table:table-cell>
          <table:table-cell office:value-type="float" office:value="147457" table:style-name="ce37">
            <text:p>147.457</text:p>
          </table:table-cell>
          <table:table-cell office:value-type="percentage" office:value="0.88938279944751719" table:style-name="ce38">
            <text:p>88,9%</text:p>
          </table:table-cell>
          <table:table-cell office:value-type="float" office:value="162293" table:style-name="ce37">
            <text:p>162.293</text:p>
          </table:table-cell>
          <table:table-cell office:value-type="percentage" office:value="0.78717284597326509" table:style-name="ce38">
            <text:p>78,7%</text:p>
          </table:table-cell>
          <table:table-cell office:value-type="float" office:value="118053" table:style-name="ce37">
            <text:p>118.053</text:p>
          </table:table-cell>
          <table:table-cell office:value-type="percentage" office:value="0.64797707849627029" table:style-name="ce38">
            <text:p>64,8%</text:p>
          </table:table-cell>
          <table:table-cell office:value-type="float" office:value="89017" table:style-name="ce37">
            <text:p>89.017</text:p>
          </table:table-cell>
          <table:table-cell office:value-type="percentage" office:value="0.64532194690522104" table:style-name="ce38">
            <text:p>64,5%</text:p>
          </table:table-cell>
          <table:table-cell office:value-type="float" office:value="69220" table:style-name="ce37">
            <text:p>69.220</text:p>
          </table:table-cell>
          <table:table-cell office:value-type="percentage" office:value="0.72496857980728946" table:style-name="ce38">
            <text:p>72,5%</text:p>
          </table:table-cell>
          <table:table-cell office:value-type="float" office:value="824220" table:style-name="ce37">
            <text:p>824.220</text:p>
          </table:table-cell>
          <table:table-cell office:value-type="float" office:value="1034867" table:style-name="ce37">
            <text:p>1.034.867</text:p>
          </table:table-cell>
          <table:table-cell office:value-type="percentage" office:value="0.79645017185783296" table:style-name="ce38">
            <text:p>79,6%</text:p>
          </table:table-cell>
          <table:table-cell office:value-type="percentage" office:value="0.7035337157919086" table:style-name="ce38">
            <text:p>70,4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arias</text:p>
          </table:table-cell>
          <table:table-cell office:value-type="float" office:value="91674" table:style-name="ce37">
            <text:p>91.674</text:p>
          </table:table-cell>
          <table:table-cell office:value-type="percentage" office:value="1" table:style-name="ce38">
            <text:p>100,0%</text:p>
          </table:table-cell>
          <table:table-cell office:value-type="float" office:value="149910" table:style-name="ce37">
            <text:p>149.910</text:p>
          </table:table-cell>
          <table:table-cell office:value-type="percentage" office:value="0.97009661491868948" table:style-name="ce38">
            <text:p>97,0%</text:p>
          </table:table-cell>
          <table:table-cell office:value-type="float" office:value="219281" table:style-name="ce37">
            <text:p>219.281</text:p>
          </table:table-cell>
          <table:table-cell office:value-type="percentage" office:value="0.93274547836591637" table:style-name="ce38">
            <text:p>93,3%</text:p>
          </table:table-cell>
          <table:table-cell office:value-type="float" office:value="316646" table:style-name="ce37">
            <text:p>316.646</text:p>
          </table:table-cell>
          <table:table-cell office:value-type="percentage" office:value="0.90338133929794129" table:style-name="ce38">
            <text:p>90,3%</text:p>
          </table:table-cell>
          <table:table-cell office:value-type="float" office:value="310859" table:style-name="ce37">
            <text:p>310.859</text:p>
          </table:table-cell>
          <table:table-cell office:value-type="percentage" office:value="0.8013399531867067" table:style-name="ce38">
            <text:p>80,1%</text:p>
          </table:table-cell>
          <table:table-cell office:value-type="float" office:value="217260" table:style-name="ce37">
            <text:p>217.260</text:p>
          </table:table-cell>
          <table:table-cell office:value-type="percentage" office:value="0.69873349328153245" table:style-name="ce38">
            <text:p>69,9%</text:p>
          </table:table-cell>
          <table:table-cell office:value-type="float" office:value="172066" table:style-name="ce37">
            <text:p>172.066</text:p>
          </table:table-cell>
          <table:table-cell office:value-type="percentage" office:value="0.68348507237396128" table:style-name="ce38">
            <text:p>68,3%</text:p>
          </table:table-cell>
          <table:table-cell office:value-type="float" office:value="133495" table:style-name="ce37">
            <text:p>133.495</text:p>
          </table:table-cell>
          <table:table-cell office:value-type="percentage" office:value="0.74247623708960664" table:style-name="ce38">
            <text:p>74,2%</text:p>
          </table:table-cell>
          <table:table-cell office:value-type="float" office:value="1611191" table:style-name="ce37">
            <text:p>1.611.191</text:p>
          </table:table-cell>
          <table:table-cell office:value-type="float" office:value="1960774" table:style-name="ce37">
            <text:p>1.960.774</text:p>
          </table:table-cell>
          <table:table-cell office:value-type="percentage" office:value="0.82171173220371141" table:style-name="ce38">
            <text:p>82,2%</text:p>
          </table:table-cell>
          <table:table-cell office:value-type="percentage" office:value="0.7404533739714847" table:style-name="ce38">
            <text:p>74,0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tabria</text:p>
          </table:table-cell>
          <table:table-cell office:value-type="float" office:value="41794" table:style-name="ce37">
            <text:p>41.794</text:p>
          </table:table-cell>
          <table:table-cell office:value-type="percentage" office:value="1" table:style-name="ce38">
            <text:p>100,0%</text:p>
          </table:table-cell>
          <table:table-cell office:value-type="float" office:value="55648" table:style-name="ce37">
            <text:p>55.648</text:p>
          </table:table-cell>
          <table:table-cell office:value-type="percentage" office:value="1" table:style-name="ce38">
            <text:p>100,0%</text:p>
          </table:table-cell>
          <table:table-cell office:value-type="float" office:value="75987" table:style-name="ce37">
            <text:p>75.987</text:p>
          </table:table-cell>
          <table:table-cell office:value-type="percentage" office:value="0.98244230396276422" table:style-name="ce38">
            <text:p>98,2%</text:p>
          </table:table-cell>
          <table:table-cell office:value-type="float" office:value="83304" table:style-name="ce37">
            <text:p>83.304</text:p>
          </table:table-cell>
          <table:table-cell office:value-type="percentage" office:value="0.92597038815526211" table:style-name="ce38">
            <text:p>92,6%</text:p>
          </table:table-cell>
          <table:table-cell office:value-type="float" office:value="86117" table:style-name="ce37">
            <text:p>86.117</text:p>
          </table:table-cell>
          <table:table-cell office:value-type="percentage" office:value="0.88082111916865269" table:style-name="ce38">
            <text:p>88,1%</text:p>
          </table:table-cell>
          <table:table-cell office:value-type="float" office:value="52113" table:style-name="ce37">
            <text:p>52.113</text:p>
          </table:table-cell>
          <table:table-cell office:value-type="percentage" office:value="0.73947469243540076" table:style-name="ce38">
            <text:p>73,9%</text:p>
          </table:table-cell>
          <table:table-cell office:value-type="float" office:value="37736" table:style-name="ce37">
            <text:p>37.736</text:p>
          </table:table-cell>
          <table:table-cell office:value-type="percentage" office:value="0.74717354717354723" table:style-name="ce38">
            <text:p>74,7%</text:p>
          </table:table-cell>
          <table:table-cell office:value-type="float" office:value="33070" table:style-name="ce37">
            <text:p>33.070</text:p>
          </table:table-cell>
          <table:table-cell office:value-type="percentage" office:value="0.75222346063735412" table:style-name="ce38">
            <text:p>75,2%</text:p>
          </table:table-cell>
          <table:table-cell office:value-type="float" office:value="465769" table:style-name="ce37">
            <text:p>465.769</text:p>
          </table:table-cell>
          <table:table-cell office:value-type="float" office:value="524127" table:style-name="ce37">
            <text:p>524.127</text:p>
          </table:table-cell>
          <table:table-cell office:value-type="percentage" office:value="0.88865675685473178" table:style-name="ce38">
            <text:p>88,9%</text:p>
          </table:table-cell>
          <table:table-cell office:value-type="percentage" office:value="0.79904787229479934" table:style-name="ce38">
            <text:p>79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y Leon</text:p>
          </table:table-cell>
          <table:table-cell office:value-type="float" office:value="226651" table:style-name="ce37">
            <text:p>226.651</text:p>
          </table:table-cell>
          <table:table-cell office:value-type="percentage" office:value="1" table:style-name="ce38">
            <text:p>100,0%</text:p>
          </table:table-cell>
          <table:table-cell office:value-type="float" office:value="248801" table:style-name="ce37">
            <text:p>248.801</text:p>
          </table:table-cell>
          <table:table-cell office:value-type="percentage" office:value="1" table:style-name="ce38">
            <text:p>100,0%</text:p>
          </table:table-cell>
          <table:table-cell office:value-type="float" office:value="316674" table:style-name="ce37">
            <text:p>316.674</text:p>
          </table:table-cell>
          <table:table-cell office:value-type="percentage" office:value="0.99403280232284397" table:style-name="ce38">
            <text:p>99,4%</text:p>
          </table:table-cell>
          <table:table-cell office:value-type="float" office:value="347373" table:style-name="ce37">
            <text:p>347.373</text:p>
          </table:table-cell>
          <table:table-cell office:value-type="percentage" office:value="0.91132157145668002" table:style-name="ce38">
            <text:p>91,1%</text:p>
          </table:table-cell>
          <table:table-cell office:value-type="float" office:value="313422" table:style-name="ce37">
            <text:p>313.422</text:p>
          </table:table-cell>
          <table:table-cell office:value-type="percentage" office:value="0.86269663230618898" table:style-name="ce38">
            <text:p>86,3%</text:p>
          </table:table-cell>
          <table:table-cell office:value-type="float" office:value="202308" table:style-name="ce37">
            <text:p>202.308</text:p>
          </table:table-cell>
          <table:table-cell office:value-type="percentage" office:value="0.75549232027425195" table:style-name="ce38">
            <text:p>75,5%</text:p>
          </table:table-cell>
          <table:table-cell office:value-type="float" office:value="160051" table:style-name="ce37">
            <text:p>160.051</text:p>
          </table:table-cell>
          <table:table-cell office:value-type="percentage" office:value="0.75851397590589842" table:style-name="ce38">
            <text:p>75,9%</text:p>
          </table:table-cell>
          <table:table-cell office:value-type="float" office:value="125494" table:style-name="ce37">
            <text:p>125.494</text:p>
          </table:table-cell>
          <table:table-cell office:value-type="percentage" office:value="0.7589965042155048" table:style-name="ce38">
            <text:p>75,9%</text:p>
          </table:table-cell>
          <table:table-cell office:value-type="float" office:value="1940774" table:style-name="ce37">
            <text:p>1.940.774</text:p>
          </table:table-cell>
          <table:table-cell office:value-type="float" office:value="2176253" table:style-name="ce37">
            <text:p>2.176.253</text:p>
          </table:table-cell>
          <table:table-cell office:value-type="percentage" office:value="0.8917961284832232" table:style-name="ce38">
            <text:p>89,2%</text:p>
          </table:table-cell>
          <table:table-cell office:value-type="percentage" office:value="0.81037179561053863" table:style-name="ce38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- La Mancha</text:p>
          </table:table-cell>
          <table:table-cell office:value-type="float" office:value="136007" table:style-name="ce37">
            <text:p>136.007</text:p>
          </table:table-cell>
          <table:table-cell office:value-type="percentage" office:value="1" table:style-name="ce38">
            <text:p>100,0%</text:p>
          </table:table-cell>
          <table:table-cell office:value-type="float" office:value="156964" table:style-name="ce37">
            <text:p>156.964</text:p>
          </table:table-cell>
          <table:table-cell office:value-type="percentage" office:value="0.9865682805262066" table:style-name="ce38">
            <text:p>98,7%</text:p>
          </table:table-cell>
          <table:table-cell office:value-type="float" office:value="214824" table:style-name="ce37">
            <text:p>214.824</text:p>
          </table:table-cell>
          <table:table-cell office:value-type="percentage" office:value="0.98342824705645382" table:style-name="ce38">
            <text:p>98,3%</text:p>
          </table:table-cell>
          <table:table-cell office:value-type="float" office:value="276045" table:style-name="ce37">
            <text:p>276.045</text:p>
          </table:table-cell>
          <table:table-cell office:value-type="percentage" office:value="0.89777154788310054" table:style-name="ce38">
            <text:p>89,8%</text:p>
          </table:table-cell>
          <table:table-cell office:value-type="float" office:value="273758" table:style-name="ce37">
            <text:p>273.758</text:p>
          </table:table-cell>
          <table:table-cell office:value-type="percentage" office:value="0.82805160236536046" table:style-name="ce38">
            <text:p>82,8%</text:p>
          </table:table-cell>
          <table:table-cell office:value-type="float" office:value="190693" table:style-name="ce37">
            <text:p>190.693</text:p>
          </table:table-cell>
          <table:table-cell office:value-type="percentage" office:value="0.71715788959048665" table:style-name="ce38">
            <text:p>71,7%</text:p>
          </table:table-cell>
          <table:table-cell office:value-type="float" office:value="155478" table:style-name="ce37">
            <text:p>155.478</text:p>
          </table:table-cell>
          <table:table-cell office:value-type="percentage" office:value="0.71291078412941511" table:style-name="ce38">
            <text:p>71,3%</text:p>
          </table:table-cell>
          <table:table-cell office:value-type="float" office:value="130877" table:style-name="ce37">
            <text:p>130.877</text:p>
          </table:table-cell>
          <table:table-cell office:value-type="percentage" office:value="0.75228772446140757" table:style-name="ce38">
            <text:p>75,2%</text:p>
          </table:table-cell>
          <table:table-cell office:value-type="float" office:value="1534646" table:style-name="ce37">
            <text:p>1.534.646</text:p>
          </table:table-cell>
          <table:table-cell office:value-type="float" office:value="1808784" table:style-name="ce37">
            <text:p>1.808.784</text:p>
          </table:table-cell>
          <table:table-cell office:value-type="percentage" office:value="0.84844072039558072" table:style-name="ce38">
            <text:p>84,8%</text:p>
          </table:table-cell>
          <table:table-cell office:value-type="percentage" office:value="0.7503570518785011" table:style-name="ce38">
            <text:p>75,0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taluña</text:p>
          </table:table-cell>
          <table:table-cell office:value-type="float" office:value="452331" table:style-name="ce37">
            <text:p>452.331</text:p>
          </table:table-cell>
          <table:table-cell office:value-type="percentage" office:value="1" table:style-name="ce38">
            <text:p>100,0%</text:p>
          </table:table-cell>
          <table:table-cell office:value-type="float" office:value="613208" table:style-name="ce37">
            <text:p>613.208</text:p>
          </table:table-cell>
          <table:table-cell office:value-type="percentage" office:value="0.96523803227492244" table:style-name="ce38">
            <text:p>96,5%</text:p>
          </table:table-cell>
          <table:table-cell office:value-type="float" office:value="783537" table:style-name="ce37">
            <text:p>783.537</text:p>
          </table:table-cell>
          <table:table-cell office:value-type="percentage" office:value="0.93547274064452046" table:style-name="ce38">
            <text:p>93,5%</text:p>
          </table:table-cell>
          <table:table-cell office:value-type="float" office:value="1007155" table:style-name="ce37">
            <text:p>1.007.155</text:p>
          </table:table-cell>
          <table:table-cell office:value-type="percentage" office:value="0.92248896297788929" table:style-name="ce38">
            <text:p>92,2%</text:p>
          </table:table-cell>
          <table:table-cell office:value-type="float" office:value="1094138" table:style-name="ce37">
            <text:p>1.094.138</text:p>
          </table:table-cell>
          <table:table-cell office:value-type="percentage" office:value="0.83093513979441891" table:style-name="ce38">
            <text:p>83,1%</text:p>
          </table:table-cell>
          <table:table-cell office:value-type="float" office:value="717340" table:style-name="ce37">
            <text:p>717.340</text:p>
          </table:table-cell>
          <table:table-cell office:value-type="percentage" office:value="0.68667843454088062" table:style-name="ce38">
            <text:p>68,7%</text:p>
          </table:table-cell>
          <table:table-cell office:value-type="float" office:value="566497" table:style-name="ce37">
            <text:p>566.497</text:p>
          </table:table-cell>
          <table:table-cell office:value-type="percentage" office:value="0.67525732029299057" table:style-name="ce38">
            <text:p>67,5%</text:p>
          </table:table-cell>
          <table:table-cell office:value-type="float" office:value="457812" table:style-name="ce37">
            <text:p>457.812</text:p>
          </table:table-cell>
          <table:table-cell office:value-type="percentage" office:value="0.69770759228609835" table:style-name="ce38">
            <text:p>69,8%</text:p>
          </table:table-cell>
          <table:table-cell office:value-type="float" office:value="5692018" table:style-name="ce37">
            <text:p>5.692.018</text:p>
          </table:table-cell>
          <table:table-cell office:value-type="float" office:value="6868360" table:style-name="ce37">
            <text:p>6.868.360</text:p>
          </table:table-cell>
          <table:table-cell office:value-type="percentage" office:value="0.82873029369456463" table:style-name="ce38">
            <text:p>82,9%</text:p>
          </table:table-cell>
          <table:table-cell office:value-type="percentage" office:value="0.73157680908848932" table:style-name="ce38">
            <text:p>73,2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. Valenciana</text:p>
          </table:table-cell>
          <table:table-cell office:value-type="float" office:value="292857" table:style-name="ce37">
            <text:p>292.857</text:p>
          </table:table-cell>
          <table:table-cell office:value-type="percentage" office:value="1" table:style-name="ce38">
            <text:p>100,0%</text:p>
          </table:table-cell>
          <table:table-cell office:value-type="float" office:value="431194" table:style-name="ce37">
            <text:p>431.194</text:p>
          </table:table-cell>
          <table:table-cell office:value-type="percentage" office:value="0.98477145767387897" table:style-name="ce38">
            <text:p>98,5%</text:p>
          </table:table-cell>
          <table:table-cell office:value-type="float" office:value="561840" table:style-name="ce37">
            <text:p>561.840</text:p>
          </table:table-cell>
          <table:table-cell office:value-type="percentage" office:value="0.96747530685622185" table:style-name="ce38">
            <text:p>96,7%</text:p>
          </table:table-cell>
          <table:table-cell office:value-type="float" office:value="707282" table:style-name="ce37">
            <text:p>707.282</text:p>
          </table:table-cell>
          <table:table-cell office:value-type="percentage" office:value="0.94011702249266949" table:style-name="ce38">
            <text:p>94,0%</text:p>
          </table:table-cell>
          <table:table-cell office:value-type="float" office:value="740136" table:style-name="ce37">
            <text:p>740.136</text:p>
          </table:table-cell>
          <table:table-cell office:value-type="percentage" office:value="0.86912450621662118" table:style-name="ce38">
            <text:p>86,9%</text:p>
          </table:table-cell>
          <table:table-cell office:value-type="float" office:value="488046" table:style-name="ce37">
            <text:p>488.046</text:p>
          </table:table-cell>
          <table:table-cell office:value-type="percentage" office:value="0.75227626899973643" table:style-name="ce38">
            <text:p>75,2%</text:p>
          </table:table-cell>
          <table:table-cell office:value-type="float" office:value="398977" table:style-name="ce37">
            <text:p>398.977</text:p>
          </table:table-cell>
          <table:table-cell office:value-type="percentage" office:value="0.77302247900706411" table:style-name="ce38">
            <text:p>77,3%</text:p>
          </table:table-cell>
          <table:table-cell office:value-type="float" office:value="340824" table:style-name="ce37">
            <text:p>340.824</text:p>
          </table:table-cell>
          <table:table-cell office:value-type="percentage" office:value="0.80282476426927596" table:style-name="ce38">
            <text:p>80,3%</text:p>
          </table:table-cell>
          <table:table-cell office:value-type="float" office:value="3961156" table:style-name="ce37">
            <text:p>3.961.156</text:p>
          </table:table-cell>
          <table:table-cell office:value-type="float" office:value="4488459" table:style-name="ce37">
            <text:p>4.488.459</text:p>
          </table:table-cell>
          <table:table-cell office:value-type="percentage" office:value="0.88252025918026655" table:style-name="ce38">
            <text:p>88,3%</text:p>
          </table:table-cell>
          <table:table-cell office:value-type="percentage" office:value="0.78324688824371169" table:style-name="ce38">
            <text:p>78,3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Extremadura</text:p>
          </table:table-cell>
          <table:table-cell office:value-type="float" office:value="77316" table:style-name="ce37">
            <text:p>77.316</text:p>
          </table:table-cell>
          <table:table-cell office:value-type="percentage" office:value="1" table:style-name="ce38">
            <text:p>100,0%</text:p>
          </table:table-cell>
          <table:table-cell office:value-type="float" office:value="95346" table:style-name="ce37">
            <text:p>95.346</text:p>
          </table:table-cell>
          <table:table-cell office:value-type="percentage" office:value="1" table:style-name="ce38">
            <text:p>100,0%</text:p>
          </table:table-cell>
          <table:table-cell office:value-type="float" office:value="131238" table:style-name="ce37">
            <text:p>131.238</text:p>
          </table:table-cell>
          <table:table-cell office:value-type="percentage" office:value="1.0474153411494289" table:style-name="ce38">
            <text:p>104,7%</text:p>
          </table:table-cell>
          <table:table-cell office:value-type="float" office:value="159910" table:style-name="ce37">
            <text:p>159.910</text:p>
          </table:table-cell>
          <table:table-cell office:value-type="percentage" office:value="0.94500520045385783" table:style-name="ce38">
            <text:p>94,5%</text:p>
          </table:table-cell>
          <table:table-cell office:value-type="float" office:value="143763" table:style-name="ce37">
            <text:p>143.763</text:p>
          </table:table-cell>
          <table:table-cell office:value-type="percentage" office:value="0.90136933050773071" table:style-name="ce38">
            <text:p>90,1%</text:p>
          </table:table-cell>
          <table:table-cell office:value-type="float" office:value="108907" table:style-name="ce37">
            <text:p>108.907</text:p>
          </table:table-cell>
          <table:table-cell office:value-type="percentage" office:value="0.81591111710456321" table:style-name="ce38">
            <text:p>81,6%</text:p>
          </table:table-cell>
          <table:table-cell office:value-type="float" office:value="87186" table:style-name="ce37">
            <text:p>87.186</text:p>
          </table:table-cell>
          <table:table-cell office:value-type="percentage" office:value="0.76937875044122839" table:style-name="ce38">
            <text:p>76,9%</text:p>
          </table:table-cell>
          <table:table-cell office:value-type="float" office:value="69490" table:style-name="ce37">
            <text:p>69.490</text:p>
          </table:table-cell>
          <table:table-cell office:value-type="percentage" office:value="0.8199410029498525" table:style-name="ce38">
            <text:p>82,0%</text:p>
          </table:table-cell>
          <table:table-cell office:value-type="float" office:value="873156" table:style-name="ce37">
            <text:p>873.156</text:p>
          </table:table-cell>
          <table:table-cell office:value-type="float" office:value="953437" table:style-name="ce37">
            <text:p>953.437</text:p>
          </table:table-cell>
          <table:table-cell office:value-type="percentage" office:value="0.91579831703615444" table:style-name="ce38">
            <text:p>91,6%</text:p>
          </table:table-cell>
          <table:table-cell office:value-type="percentage" office:value="0.82064536502795615" table:style-name="ce38">
            <text:p>82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Galicia</text:p>
          </table:table-cell>
          <table:table-cell office:value-type="float" office:value="240375" table:style-name="ce37">
            <text:p>240.375</text:p>
          </table:table-cell>
          <table:table-cell office:value-type="percentage" office:value="1" table:style-name="ce38">
            <text:p>100,0%</text:p>
          </table:table-cell>
          <table:table-cell office:value-type="float" office:value="289571" table:style-name="ce37">
            <text:p>289.571</text:p>
          </table:table-cell>
          <table:table-cell office:value-type="percentage" office:value="0.99934083834319198" table:style-name="ce38">
            <text:p>99,9%</text:p>
          </table:table-cell>
          <table:table-cell office:value-type="float" office:value="342454" table:style-name="ce37">
            <text:p>342.454</text:p>
          </table:table-cell>
          <table:table-cell office:value-type="percentage" office:value="0.98710679768366261" table:style-name="ce38">
            <text:p>98,7%</text:p>
          </table:table-cell>
          <table:table-cell office:value-type="float" office:value="386561" table:style-name="ce37">
            <text:p>386.561</text:p>
          </table:table-cell>
          <table:table-cell office:value-type="percentage" office:value="0.9523810697013223" table:style-name="ce38">
            <text:p>95,2%</text:p>
          </table:table-cell>
          <table:table-cell office:value-type="float" office:value="400245" table:style-name="ce37">
            <text:p>400.245</text:p>
          </table:table-cell>
          <table:table-cell office:value-type="percentage" office:value="0.90303708533666049" table:style-name="ce38">
            <text:p>90,3%</text:p>
          </table:table-cell>
          <table:table-cell office:value-type="float" office:value="251495" table:style-name="ce37">
            <text:p>251.495</text:p>
          </table:table-cell>
          <table:table-cell office:value-type="percentage" office:value="0.77764000890516005" table:style-name="ce38">
            <text:p>77,8%</text:p>
          </table:table-cell>
          <table:table-cell office:value-type="float" office:value="184969" table:style-name="ce37">
            <text:p>184.969</text:p>
          </table:table-cell>
          <table:table-cell office:value-type="percentage" office:value="0.80079746819002429" table:style-name="ce38">
            <text:p>80,1%</text:p>
          </table:table-cell>
          <table:table-cell office:value-type="float" office:value="157033" table:style-name="ce37">
            <text:p>157.033</text:p>
          </table:table-cell>
          <table:table-cell office:value-type="percentage" office:value="0.872371629992167" table:style-name="ce38">
            <text:p>87,2%</text:p>
          </table:table-cell>
          <table:table-cell office:value-type="float" office:value="2252703" table:style-name="ce37">
            <text:p>2.252.703</text:p>
          </table:table-cell>
          <table:table-cell office:value-type="float" office:value="2454497" table:style-name="ce37">
            <text:p>2.454.497</text:p>
          </table:table-cell>
          <table:table-cell office:value-type="percentage" office:value="0.91778600666450194" table:style-name="ce38">
            <text:p>91,8%</text:p>
          </table:table-cell>
          <table:table-cell office:value-type="percentage" office:value="0.83377272866909291" table:style-name="ce38">
            <text:p>83,4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La Rioja</text:p>
          </table:table-cell>
          <table:table-cell office:value-type="float" office:value="23146" table:style-name="ce37">
            <text:p>23.146</text:p>
          </table:table-cell>
          <table:table-cell office:value-type="percentage" office:value="1" table:style-name="ce38">
            <text:p>100,0%</text:p>
          </table:table-cell>
          <table:table-cell office:value-type="float" office:value="28535" table:style-name="ce37">
            <text:p>28.535</text:p>
          </table:table-cell>
          <table:table-cell office:value-type="percentage" office:value="1" table:style-name="ce38">
            <text:p>100,0%</text:p>
          </table:table-cell>
          <table:table-cell office:value-type="float" office:value="37353" table:style-name="ce37">
            <text:p>37.353</text:p>
          </table:table-cell>
          <table:table-cell office:value-type="percentage" office:value="0.99032292274245715" table:style-name="ce38">
            <text:p>99,0%</text:p>
          </table:table-cell>
          <table:table-cell office:value-type="float" office:value="44595" table:style-name="ce37">
            <text:p>44.595</text:p>
          </table:table-cell>
          <table:table-cell office:value-type="percentage" office:value="0.93561178247734134" table:style-name="ce38">
            <text:p>93,6%</text:p>
          </table:table-cell>
          <table:table-cell office:value-type="float" office:value="46391" table:style-name="ce37">
            <text:p>46.391</text:p>
          </table:table-cell>
          <table:table-cell office:value-type="percentage" office:value="0.87617806485731009" table:style-name="ce38">
            <text:p>87,6%</text:p>
          </table:table-cell>
          <table:table-cell office:value-type="float" office:value="29394" table:style-name="ce37">
            <text:p>29.394</text:p>
          </table:table-cell>
          <table:table-cell office:value-type="percentage" office:value="0.74757750705765658" table:style-name="ce38">
            <text:p>74,8%</text:p>
          </table:table-cell>
          <table:table-cell office:value-type="float" office:value="21755" table:style-name="ce37">
            <text:p>21.755</text:p>
          </table:table-cell>
          <table:table-cell office:value-type="percentage" office:value="0.71426226278810168" table:style-name="ce38">
            <text:p>71,4%</text:p>
          </table:table-cell>
          <table:table-cell office:value-type="float" office:value="19164" table:style-name="ce37">
            <text:p>19.164</text:p>
          </table:table-cell>
          <table:table-cell office:value-type="percentage" office:value="0.75058749804167324" table:style-name="ce38">
            <text:p>75,1%</text:p>
          </table:table-cell>
          <table:table-cell office:value-type="float" office:value="250333" table:style-name="ce37">
            <text:p>250.333</text:p>
          </table:table-cell>
          <table:table-cell office:value-type="float" office:value="283970" table:style-name="ce37">
            <text:p>283.970</text:p>
          </table:table-cell>
          <table:table-cell office:value-type="percentage" office:value="0.881547346550692" table:style-name="ce38">
            <text:p>88,2%</text:p>
          </table:table-cell>
          <table:table-cell office:value-type="percentage" office:value="0.78250092212282052" table:style-name="ce38">
            <text:p>78,3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adrid</text:p>
          </table:table-cell>
          <table:table-cell office:value-type="float" office:value="370413" table:style-name="ce37">
            <text:p>370.413</text:p>
          </table:table-cell>
          <table:table-cell office:value-type="percentage" office:value="1" table:style-name="ce38">
            <text:p>100,0%</text:p>
          </table:table-cell>
          <table:table-cell office:value-type="float" office:value="507890" table:style-name="ce37">
            <text:p>507.890</text:p>
          </table:table-cell>
          <table:table-cell office:value-type="percentage" office:value="0.96542167460904305" table:style-name="ce38">
            <text:p>96,5%</text:p>
          </table:table-cell>
          <table:table-cell office:value-type="float" office:value="673216" table:style-name="ce37">
            <text:p>673.216</text:p>
          </table:table-cell>
          <table:table-cell office:value-type="percentage" office:value="0.95719320994763435" table:style-name="ce38">
            <text:p>95,7%</text:p>
          </table:table-cell>
          <table:table-cell office:value-type="float" office:value="926459" table:style-name="ce37">
            <text:p>926.459</text:p>
          </table:table-cell>
          <table:table-cell office:value-type="percentage" office:value="0.95237992440246177" table:style-name="ce38">
            <text:p>95,2%</text:p>
          </table:table-cell>
          <table:table-cell office:value-type="float" office:value="996318" table:style-name="ce37">
            <text:p>996.318</text:p>
          </table:table-cell>
          <table:table-cell office:value-type="percentage" office:value="0.85449638112783255" table:style-name="ce38">
            <text:p>85,4%</text:p>
          </table:table-cell>
          <table:table-cell office:value-type="float" office:value="693602" table:style-name="ce37">
            <text:p>693.602</text:p>
          </table:table-cell>
          <table:table-cell office:value-type="percentage" office:value="0.73038414557095321" table:style-name="ce38">
            <text:p>73,0%</text:p>
          </table:table-cell>
          <table:table-cell office:value-type="float" office:value="537759" table:style-name="ce37">
            <text:p>537.759</text:p>
          </table:table-cell>
          <table:table-cell office:value-type="percentage" office:value="0.72427893195057069" table:style-name="ce38">
            <text:p>72,4%</text:p>
          </table:table-cell>
          <table:table-cell office:value-type="float" office:value="392883" table:style-name="ce37">
            <text:p>392.883</text:p>
          </table:table-cell>
          <table:table-cell office:value-type="percentage" office:value="0.70976186088860471" table:style-name="ce38">
            <text:p>71,0%</text:p>
          </table:table-cell>
          <table:table-cell office:value-type="float" office:value="5098540" table:style-name="ce37">
            <text:p>5.098.540</text:p>
          </table:table-cell>
          <table:table-cell office:value-type="float" office:value="5977937" table:style-name="ce37">
            <text:p>5.977.937</text:p>
          </table:table-cell>
          <table:table-cell office:value-type="percentage" office:value="0.85289289599405282" table:style-name="ce38">
            <text:p>85,3%</text:p>
          </table:table-cell>
          <table:table-cell office:value-type="percentage" office:value="0.75200947272285323" table:style-name="ce38">
            <text:p>75,2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urcia</text:p>
          </table:table-cell>
          <table:table-cell office:value-type="float" office:value="72791" table:style-name="ce37">
            <text:p>72.791</text:p>
          </table:table-cell>
          <table:table-cell office:value-type="percentage" office:value="1" table:style-name="ce38">
            <text:p>100,0%</text:p>
          </table:table-cell>
          <table:table-cell office:value-type="float" office:value="100989" table:style-name="ce37">
            <text:p>100.989</text:p>
          </table:table-cell>
          <table:table-cell office:value-type="percentage" office:value="0.9814381092138893" table:style-name="ce38">
            <text:p>98,1%</text:p>
          </table:table-cell>
          <table:table-cell office:value-type="float" office:value="144604" table:style-name="ce37">
            <text:p>144.604</text:p>
          </table:table-cell>
          <table:table-cell office:value-type="percentage" office:value="0.98431001504332616" table:style-name="ce38">
            <text:p>98,4%</text:p>
          </table:table-cell>
          <table:table-cell office:value-type="float" office:value="203490" table:style-name="ce37">
            <text:p>203.490</text:p>
          </table:table-cell>
          <table:table-cell office:value-type="percentage" office:value="0.95420527441197434" table:style-name="ce38">
            <text:p>95,4%</text:p>
          </table:table-cell>
          <table:table-cell office:value-type="float" office:value="223743" table:style-name="ce37">
            <text:p>223.743</text:p>
          </table:table-cell>
          <table:table-cell office:value-type="percentage" office:value="0.88033380941701389" table:style-name="ce38">
            <text:p>88,0%</text:p>
          </table:table-cell>
          <table:table-cell office:value-type="float" office:value="155845" table:style-name="ce37">
            <text:p>155.845</text:p>
          </table:table-cell>
          <table:table-cell office:value-type="percentage" office:value="0.74565915321789644" table:style-name="ce38">
            <text:p>74,6%</text:p>
          </table:table-cell>
          <table:table-cell office:value-type="float" office:value="127449" table:style-name="ce37">
            <text:p>127.449</text:p>
          </table:table-cell>
          <table:table-cell office:value-type="percentage" office:value="0.73991570293994702" table:style-name="ce38">
            <text:p>74,0%</text:p>
          </table:table-cell>
          <table:table-cell office:value-type="float" office:value="107674" table:style-name="ce37">
            <text:p>107.674</text:p>
          </table:table-cell>
          <table:table-cell office:value-type="percentage" office:value="0.75883405922731051" table:style-name="ce38">
            <text:p>75,9%</text:p>
          </table:table-cell>
          <table:table-cell office:value-type="float" office:value="1136585" table:style-name="ce37">
            <text:p>1.136.585</text:p>
          </table:table-cell>
          <table:table-cell office:value-type="float" office:value="1310137" table:style-name="ce37">
            <text:p>1.310.137</text:p>
          </table:table-cell>
          <table:table-cell office:value-type="percentage" office:value="0.86753141083718721" table:style-name="ce38">
            <text:p>86,8%</text:p>
          </table:table-cell>
          <table:table-cell office:value-type="percentage" office:value="0.75208221533021313" table:style-name="ce38">
            <text:p>75,2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Navarra</text:p>
          </table:table-cell>
          <table:table-cell office:value-type="float" office:value="42090" table:style-name="ce37">
            <text:p>42.090</text:p>
          </table:table-cell>
          <table:table-cell office:value-type="percentage" office:value="1" table:style-name="ce38">
            <text:p>100,0%</text:p>
          </table:table-cell>
          <table:table-cell office:value-type="float" office:value="55697" table:style-name="ce37">
            <text:p>55.697</text:p>
          </table:table-cell>
          <table:table-cell office:value-type="percentage" office:value="0.99829724691712074" table:style-name="ce38">
            <text:p>99,8%</text:p>
          </table:table-cell>
          <table:table-cell office:value-type="float" office:value="71346" table:style-name="ce37">
            <text:p>71.346</text:p>
          </table:table-cell>
          <table:table-cell office:value-type="percentage" office:value="0.96617193001462542" table:style-name="ce38">
            <text:p>96,6%</text:p>
          </table:table-cell>
          <table:table-cell office:value-type="float" office:value="90365" table:style-name="ce37">
            <text:p>90.365</text:p>
          </table:table-cell>
          <table:table-cell office:value-type="percentage" office:value="0.9345460938631146" table:style-name="ce38">
            <text:p>93,5%</text:p>
          </table:table-cell>
          <table:table-cell office:value-type="float" office:value="93238" table:style-name="ce37">
            <text:p>93.238</text:p>
          </table:table-cell>
          <table:table-cell office:value-type="percentage" office:value="0.86329882779948519" table:style-name="ce38">
            <text:p>86,3%</text:p>
          </table:table-cell>
          <table:table-cell office:value-type="float" office:value="60806" table:style-name="ce37">
            <text:p>60.806</text:p>
          </table:table-cell>
          <table:table-cell office:value-type="percentage" office:value="0.74754428885801749" table:style-name="ce38">
            <text:p>74,8%</text:p>
          </table:table-cell>
          <table:table-cell office:value-type="float" office:value="52180" table:style-name="ce37">
            <text:p>52.180</text:p>
          </table:table-cell>
          <table:table-cell office:value-type="percentage" office:value="0.76592246833120492" table:style-name="ce38">
            <text:p>76,6%</text:p>
          </table:table-cell>
          <table:table-cell office:value-type="float" office:value="43907" table:style-name="ce37">
            <text:p>43.907</text:p>
          </table:table-cell>
          <table:table-cell office:value-type="percentage" office:value="0.77865857983968223" table:style-name="ce38">
            <text:p>77,9%</text:p>
          </table:table-cell>
          <table:table-cell office:value-type="float" office:value="509629" table:style-name="ce37">
            <text:p>509.629</text:p>
          </table:table-cell>
          <table:table-cell office:value-type="float" office:value="581354" table:style-name="ce37">
            <text:p>581.354</text:p>
          </table:table-cell>
          <table:table-cell office:value-type="percentage" office:value="0.87662422551491859" table:style-name="ce38">
            <text:p>87,7%</text:p>
          </table:table-cell>
          <table:table-cell office:value-type="percentage" office:value="0.77076725998454321" table:style-name="ce38">
            <text:p>77,1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País Vasco</text:p>
          </table:table-cell>
          <table:table-cell office:value-type="float" office:value="161774" table:style-name="ce37">
            <text:p>161.774</text:p>
          </table:table-cell>
          <table:table-cell office:value-type="percentage" office:value="1.0242101930990819" table:style-name="ce38">
            <text:p>102,4%</text:p>
          </table:table-cell>
          <table:table-cell office:value-type="float" office:value="212017" table:style-name="ce37">
            <text:p>212.017</text:p>
          </table:table-cell>
          <table:table-cell office:value-type="percentage" office:value="0.99500659373665412" table:style-name="ce38">
            <text:p>99,5%</text:p>
          </table:table-cell>
          <table:table-cell office:value-type="float" office:value="272600" table:style-name="ce37">
            <text:p>272.600</text:p>
          </table:table-cell>
          <table:table-cell office:value-type="percentage" office:value="0.97315783649091991" table:style-name="ce38">
            <text:p>97,3%</text:p>
          </table:table-cell>
          <table:table-cell office:value-type="float" office:value="319431" table:style-name="ce37">
            <text:p>319.431</text:p>
          </table:table-cell>
          <table:table-cell office:value-type="percentage" office:value="0.93956650008677056" table:style-name="ce38">
            <text:p>94,0%</text:p>
          </table:table-cell>
          <table:table-cell office:value-type="float" office:value="313638" table:style-name="ce37">
            <text:p>313.638</text:p>
          </table:table-cell>
          <table:table-cell office:value-type="percentage" office:value="0.86608511237583985" table:style-name="ce38">
            <text:p>86,6%</text:p>
          </table:table-cell>
          <table:table-cell office:value-type="float" office:value="191814" table:style-name="ce37">
            <text:p>191.814</text:p>
          </table:table-cell>
          <table:table-cell office:value-type="percentage" office:value="0.73620861047888453" table:style-name="ce38">
            <text:p>73,6%</text:p>
          </table:table-cell>
          <table:table-cell office:value-type="float" office:value="148550" table:style-name="ce37">
            <text:p>148.550</text:p>
          </table:table-cell>
          <table:table-cell office:value-type="percentage" office:value="0.73709647007452839" table:style-name="ce38">
            <text:p>73,7%</text:p>
          </table:table-cell>
          <table:table-cell office:value-type="float" office:value="132578" table:style-name="ce37">
            <text:p>132.578</text:p>
          </table:table-cell>
          <table:table-cell office:value-type="percentage" office:value="0.78631839910797952" table:style-name="ce38">
            <text:p>78,6%</text:p>
          </table:table-cell>
          <table:table-cell office:value-type="float" office:value="1752402" table:style-name="ce37">
            <text:p>1.752.402</text:p>
          </table:table-cell>
          <table:table-cell office:value-type="float" office:value="1983943" table:style-name="ce37">
            <text:p>1.983.943</text:p>
          </table:table-cell>
          <table:table-cell office:value-type="percentage" office:value="0.88329251394823338" table:style-name="ce38">
            <text:p>88,3%</text:p>
          </table:table-cell>
          <table:table-cell office:value-type="percentage" office:value="0.78919110256049974" table:style-name="ce38">
            <text:p>78,9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Ceuta</text:p>
          </table:table-cell>
          <table:table-cell office:value-type="float" office:value="2374" table:style-name="ce37">
            <text:p>2.374</text:p>
          </table:table-cell>
          <table:table-cell office:value-type="percentage" office:value="0.91132437619961615" table:style-name="ce38">
            <text:p>91,1%</text:p>
          </table:table-cell>
          <table:table-cell office:value-type="float" office:value="3848" table:style-name="ce37">
            <text:p>3.848</text:p>
          </table:table-cell>
          <table:table-cell office:value-type="percentage" office:value="0.89115331171838819" table:style-name="ce38">
            <text:p>89,1%</text:p>
          </table:table-cell>
          <table:table-cell office:value-type="float" office:value="7441" table:style-name="ce37">
            <text:p>7.441</text:p>
          </table:table-cell>
          <table:table-cell office:value-type="percentage" office:value="0.94705358279241436" table:style-name="ce38">
            <text:p>94,7%</text:p>
          </table:table-cell>
          <table:table-cell office:value-type="float" office:value="10269" table:style-name="ce37">
            <text:p>10.269</text:p>
          </table:table-cell>
          <table:table-cell office:value-type="percentage" office:value="0.88862928348909653" table:style-name="ce38">
            <text:p>88,9%</text:p>
          </table:table-cell>
          <table:table-cell office:value-type="float" office:value="10634" table:style-name="ce37">
            <text:p>10.634</text:p>
          </table:table-cell>
          <table:table-cell office:value-type="percentage" office:value="0.84116437272583455" table:style-name="ce38">
            <text:p>84,1%</text:p>
          </table:table-cell>
          <table:table-cell office:value-type="float" office:value="8431" table:style-name="ce37">
            <text:p>8.431</text:p>
          </table:table-cell>
          <table:table-cell office:value-type="percentage" office:value="0.70884479569530856" table:style-name="ce38">
            <text:p>70,9%</text:p>
          </table:table-cell>
          <table:table-cell office:value-type="float" office:value="7883" table:style-name="ce37">
            <text:p>7.883</text:p>
          </table:table-cell>
          <table:table-cell office:value-type="percentage" office:value="0.71879274186194952" table:style-name="ce38">
            <text:p>71,9%</text:p>
          </table:table-cell>
          <table:table-cell office:value-type="float" office:value="6483" table:style-name="ce37">
            <text:p>6.483</text:p>
          </table:table-cell>
          <table:table-cell office:value-type="percentage" office:value="0.71038790269559504" table:style-name="ce38">
            <text:p>71,0%</text:p>
          </table:table-cell>
          <table:table-cell office:value-type="float" office:value="57363" table:style-name="ce37">
            <text:p>57.363</text:p>
          </table:table-cell>
          <table:table-cell office:value-type="float" office:value="70965" table:style-name="ce37">
            <text:p>70.965</text:p>
          </table:table-cell>
          <table:table-cell office:value-type="percentage" office:value="0.80832804903825828" table:style-name="ce38">
            <text:p>80,8%</text:p>
          </table:table-cell>
          <table:table-cell office:value-type="percentage" office:value="0.68125460202845534" table:style-name="ce38">
            <text:p>68,1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Melilla</text:p>
          </table:table-cell>
          <table:table-cell office:value-type="float" office:value="1957" table:style-name="ce37">
            <text:p>1.957</text:p>
          </table:table-cell>
          <table:table-cell office:value-type="percentage" office:value="0.83312047679863777" table:style-name="ce38">
            <text:p>83,3%</text:p>
          </table:table-cell>
          <table:table-cell office:value-type="float" office:value="3229" table:style-name="ce37">
            <text:p>3.229</text:p>
          </table:table-cell>
          <table:table-cell office:value-type="percentage" office:value="0.86152614727854859" table:style-name="ce38">
            <text:p>86,2%</text:p>
          </table:table-cell>
          <table:table-cell office:value-type="float" office:value="6955" table:style-name="ce37">
            <text:p>6.955</text:p>
          </table:table-cell>
          <table:table-cell office:value-type="percentage" office:value="0.8885907755206337" table:style-name="ce38">
            <text:p>88,9%</text:p>
          </table:table-cell>
          <table:table-cell office:value-type="float" office:value="9409" table:style-name="ce37">
            <text:p>9.409</text:p>
          </table:table-cell>
          <table:table-cell office:value-type="percentage" office:value="0.83272856004956186" table:style-name="ce38">
            <text:p>83,3%</text:p>
          </table:table-cell>
          <table:table-cell office:value-type="float" office:value="9707" table:style-name="ce37">
            <text:p>9.707</text:p>
          </table:table-cell>
          <table:table-cell office:value-type="percentage" office:value="0.80878186968838528" table:style-name="ce38">
            <text:p>80,9%</text:p>
          </table:table-cell>
          <table:table-cell office:value-type="float" office:value="8019" table:style-name="ce37">
            <text:p>8.019</text:p>
          </table:table-cell>
          <table:table-cell office:value-type="percentage" office:value="0.6609247506799637" table:style-name="ce38">
            <text:p>66,1%</text:p>
          </table:table-cell>
          <table:table-cell office:value-type="float" office:value="7545" table:style-name="ce37">
            <text:p>7.545</text:p>
          </table:table-cell>
          <table:table-cell office:value-type="percentage" office:value="0.62901208837015421" table:style-name="ce38">
            <text:p>62,9%</text:p>
          </table:table-cell>
          <table:table-cell office:value-type="float" office:value="6622" table:style-name="ce37">
            <text:p>6.622</text:p>
          </table:table-cell>
          <table:table-cell office:value-type="percentage" office:value="0.69166492584081884" table:style-name="ce38">
            <text:p>69,2%</text:p>
          </table:table-cell>
          <table:table-cell office:value-type="float" office:value="53443" table:style-name="ce37">
            <text:p>53.443</text:p>
          </table:table-cell>
          <table:table-cell office:value-type="float" office:value="70927" table:style-name="ce37">
            <text:p>70.927</text:p>
          </table:table-cell>
          <table:table-cell office:value-type="percentage" office:value="0.7534930280429174" table:style-name="ce38">
            <text:p>75,3%</text:p>
          </table:table-cell>
          <table:table-cell office:value-type="percentage" office:value="0.61375120584317144" table:style-name="ce38">
            <text:p>61,4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Fuerzas Armadas</text:p>
          </table:table-cell>
          <table:table-cell office:value-type="float" office:value="23" table:style-name="ce37">
            <text:p>23</text:p>
          </table:table-cell>
          <table:table-cell office:value-type="string" table:style-name="ce38">
            <text:p>-</text:p>
          </table:table-cell>
          <table:table-cell office:value-type="float" office:value="17" table:style-name="ce37">
            <text:p>17</text:p>
          </table:table-cell>
          <table:table-cell office:value-type="string" table:style-name="ce38">
            <text:p>-</text:p>
          </table:table-cell>
          <table:table-cell office:value-type="float" office:value="3396" table:style-name="ce37">
            <text:p>3.396</text:p>
          </table:table-cell>
          <table:table-cell office:value-type="string" table:style-name="ce38">
            <text:p>-</text:p>
          </table:table-cell>
          <table:table-cell office:value-type="float" office:value="8918" table:style-name="ce37">
            <text:p>8.918</text:p>
          </table:table-cell>
          <table:table-cell office:value-type="string" table:style-name="ce38">
            <text:p>-</text:p>
          </table:table-cell>
          <table:table-cell office:value-type="float" office:value="20601" table:style-name="ce37">
            <text:p>20.601</text:p>
          </table:table-cell>
          <table:table-cell office:value-type="string" table:style-name="ce38">
            <text:p>-</text:p>
          </table:table-cell>
          <table:table-cell office:value-type="float" office:value="29802" table:style-name="ce37">
            <text:p>29.802</text:p>
          </table:table-cell>
          <table:table-cell office:value-type="string" table:style-name="ce38">
            <text:p>-</text:p>
          </table:table-cell>
          <table:table-cell office:value-type="float" office:value="22408" table:style-name="ce37">
            <text:p>22.408</text:p>
          </table:table-cell>
          <table:table-cell office:value-type="string" table:style-name="ce38">
            <text:p>-</text:p>
          </table:table-cell>
          <table:table-cell office:value-type="float" office:value="1121" table:style-name="ce37">
            <text:p>1.121</text:p>
          </table:table-cell>
          <table:table-cell office:value-type="string" table:style-name="ce38">
            <text:p>-</text:p>
          </table:table-cell>
          <table:table-cell office:value-type="float" office:value="86286" table:style-name="ce37">
            <text:p>86.286</text:p>
          </table:table-cell>
          <table:table-cell office:value-type="string" table:style-name="ce37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47">
            <text:p>Sanidad Exterior</text:p>
          </table:table-cell>
          <table:table-cell office:value-type="float" office:value="25" table:style-name="ce40">
            <text:p>25</text:p>
          </table:table-cell>
          <table:table-cell office:value-type="string" table:style-name="ce41">
            <text:p>-</text:p>
          </table:table-cell>
          <table:table-cell office:value-type="float" office:value="31" table:style-name="ce40">
            <text:p>31</text:p>
          </table:table-cell>
          <table:table-cell office:value-type="string" table:style-name="ce41">
            <text:p>-</text:p>
          </table:table-cell>
          <table:table-cell office:value-type="float" office:value="198" table:style-name="ce40">
            <text:p>198</text:p>
          </table:table-cell>
          <table:table-cell office:value-type="string" table:style-name="ce41">
            <text:p>-</text:p>
          </table:table-cell>
          <table:table-cell office:value-type="float" office:value="574" table:style-name="ce40">
            <text:p>574</text:p>
          </table:table-cell>
          <table:table-cell office:value-type="string" table:style-name="ce41">
            <text:p>-</text:p>
          </table:table-cell>
          <table:table-cell office:value-type="float" office:value="1095" table:style-name="ce40">
            <text:p>1.095</text:p>
          </table:table-cell>
          <table:table-cell office:value-type="string" table:style-name="ce41">
            <text:p>-</text:p>
          </table:table-cell>
          <table:table-cell office:value-type="float" office:value="1186" table:style-name="ce40">
            <text:p>1.186</text:p>
          </table:table-cell>
          <table:table-cell office:value-type="string" table:style-name="ce41">
            <text:p>-</text:p>
          </table:table-cell>
          <table:table-cell office:value-type="float" office:value="1015" table:style-name="ce40">
            <text:p>1.015</text:p>
          </table:table-cell>
          <table:table-cell office:value-type="string" table:style-name="ce41">
            <text:p>-</text:p>
          </table:table-cell>
          <table:table-cell office:value-type="float" office:value="144" table:style-name="ce40">
            <text:p>144</text:p>
          </table:table-cell>
          <table:table-cell office:value-type="string" table:style-name="ce41">
            <text:p>-</text:p>
          </table:table-cell>
          <table:table-cell office:value-type="float" office:value="4268" table:style-name="ce40">
            <text:p>4.268</text:p>
          </table:table-cell>
          <table:table-cell office:value-type="string" table:style-name="ce40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number-columns-repeated="20" table:style-name="ce21"/>
          <table:table-cell table:number-columns-repeated="16343" table:style-name="ce42"/>
        </table:table-row>
        <table:table-row table:style-name="ro8">
          <table:table-cell office:value-type="string" table:style-name="ce43">
            <text:p>Total España</text:p>
          </table:table-cell>
          <table:table-cell office:value-type="float" office:value="2899544" table:style-name="ce44">
            <text:p>2.899.544</text:p>
          </table:table-cell>
          <table:table-cell office:value-type="percentage" office:value="1" table:style-name="ce45">
            <text:p>100,0%</text:p>
          </table:table-cell>
          <table:table-cell office:value-type="float" office:value="3911633" table:style-name="ce44">
            <text:p>3.911.633</text:p>
          </table:table-cell>
          <table:table-cell office:value-type="percentage" office:value="0.98777488639649302" table:style-name="ce45">
            <text:p>98,8%</text:p>
          </table:table-cell>
          <table:table-cell office:value-type="float" office:value="5185069" table:style-name="ce44">
            <text:p>5.185.069</text:p>
          </table:table-cell>
          <table:table-cell office:value-type="percentage" office:value="0.97153505742754431" table:style-name="ce45">
            <text:p>97,2%</text:p>
          </table:table-cell>
          <table:table-cell office:value-type="float" office:value="6574989" table:style-name="ce44">
            <text:p>6.574.989</text:p>
          </table:table-cell>
          <table:table-cell office:value-type="percentage" office:value="0.9348361922543964" table:style-name="ce45">
            <text:p>93,5%</text:p>
          </table:table-cell>
          <table:table-cell office:value-type="float" office:value="6790919" table:style-name="ce44">
            <text:p>6.790.919</text:p>
          </table:table-cell>
          <table:table-cell office:value-type="percentage" office:value="0.86051004994211033" table:style-name="ce45">
            <text:p>86,1%</text:p>
          </table:table-cell>
          <table:table-cell office:value-type="float" office:value="4610786" table:style-name="ce44">
            <text:p>4.610.786</text:p>
          </table:table-cell>
          <table:table-cell office:value-type="percentage" office:value="0.74004618962850399" table:style-name="ce45">
            <text:p>74,0%</text:p>
          </table:table-cell>
          <table:table-cell office:value-type="float" office:value="3637036" table:style-name="ce44">
            <text:p>3.637.036</text:p>
          </table:table-cell>
          <table:table-cell office:value-type="percentage" office:value="0.73555122314263521" table:style-name="ce45">
            <text:p>73,6%</text:p>
          </table:table-cell>
          <table:table-cell office:value-type="float" office:value="2956777" table:style-name="ce44">
            <text:p>2.956.777</text:p>
          </table:table-cell>
          <table:table-cell office:value-type="percentage" office:value="0.76035375445587527" table:style-name="ce45">
            <text:p>76,0%</text:p>
          </table:table-cell>
          <table:table-cell office:value-type="float" office:value="36566753" table:style-name="ce44">
            <text:p>36.566.753</text:p>
          </table:table-cell>
          <table:table-cell office:value-type="float" office:value="42119827" table:style-name="ce44">
            <text:p>42.119.827</text:p>
          </table:table-cell>
          <table:table-cell office:value-type="percentage" office:value="0.86816009476961997" table:style-name="ce45">
            <text:p>86,8%</text:p>
          </table:table-cell>
          <table:table-cell office:value-type="percentage" office:value="0.77062466498190385" table:style-name="ce45">
            <text:p>77,1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6"/>
          <table:table-cell table:style-name="ce21"/>
          <table:table-cell table:style-name="ce46"/>
          <table:table-cell table:style-name="ce42"/>
          <table:table-cell table:style-name="ce46"/>
          <table:table-cell table:style-name="ce21"/>
          <table:table-cell table:style-name="ce46"/>
          <table:table-cell table:number-columns-repeated="2" table:style-name="ce21"/>
          <table:table-cell table:style-name="ce46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09-29T13:35:07Z</meta:creation-date>
    <dc:date>2021-09-29T13:36:29Z</dc:date>
  </office:meta>
</office:document-meta>
</file>